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Inter" svg:font-family="Inter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var wp--preset--font-family--eb-garamond" svg:font-family="'var wp--preset--font-family--eb-garamond'"/>
    <style:font-face style:name="var wp--preset--font-family--inter" svg:font-family="'var wp--preset--font-family--inter'"/>
    <style:font-face style:name="var wp--preset--font-family--monospace" svg:font-family="'var wp--preset--font-family--monospace'"/>
  </office:font-face-decls>
  <office:automatic-styles>
    <style:style style:name="P1" style:family="paragraph" style:parent-style-name="Heading_20_1">
      <style:paragraph-properties fo:margin-left="0cm" fo:margin-right="0cm" fo:margin-top="0cm" fo:margin-bottom="0cm" style:contextual-spacing="false" fo:line-height="130%" fo:orphans="2" fo:widows="2" fo:text-indent="0cm" style:auto-text-indent="false"/>
      <style:text-properties fo:font-variant="normal" fo:text-transform="none" fo:color="#1e1e1e" loext:opacity="100%" style:font-name="var wp--preset--font-family--eb-garamond" fo:font-size="27pt" fo:letter-spacing="normal" fo:font-style="normal" fo:font-weight="normal"/>
    </style:style>
    <style:style style:name="P2" style:family="paragraph" style:parent-style-name="Text_20_body" style:list-style-name="L1">
      <style:paragraph-properties fo:margin-top="0cm" fo:margin-bottom="0cm" style:contextual-spacing="false" fo:orphans="2" fo:widows="2" fo:padding="0cm" fo:border="none"/>
      <style:text-properties fo:font-variant="normal" fo:text-transform="none" fo:color="#1e1e1e" loext:opacity="100%" style:font-name="Inter" fo:font-size="12pt" fo:letter-spacing="normal" fo:font-style="normal" fo:font-weight="normal"/>
    </style:style>
    <style:style style:name="P3" style:family="paragraph" style:parent-style-name="Text_20_body" style:list-style-name="L2">
      <style:paragraph-properties fo:margin-top="0cm" fo:margin-bottom="0cm" style:contextual-spacing="false" fo:orphans="2" fo:widows="2" fo:padding="0cm" fo:border="none"/>
      <style:text-properties fo:font-variant="normal" fo:text-transform="none" fo:color="#1e1e1e" loext:opacity="100%" style:font-name="Inter" fo:font-size="12pt" fo:letter-spacing="normal" fo:font-style="normal" fo:font-weight="normal"/>
    </style:style>
    <style:style style:name="P4" style:family="paragraph" style:parent-style-name="Text_20_body" style:list-style-name="L1">
      <style:paragraph-properties fo:margin-left="0.212cm" fo:margin-right="0cm" fo:margin-top="0cm" fo:margin-bottom="0cm" style:contextual-spacing="false" fo:orphans="2" fo:widows="2" fo:text-indent="0cm" style:auto-text-indent="false" fo:padding="0cm" fo:border="none"/>
    </style:style>
    <style:style style:name="P5" style:family="paragraph" style:parent-style-name="Text_20_body" style:list-style-name="L1">
      <style:paragraph-properties fo:margin-top="0cm" fo:margin-bottom="0.529cm" style:contextual-spacing="false" fo:orphans="2" fo:widows="2" fo:padding="0cm" fo:border="none"/>
    </style:style>
    <style:style style:name="P6" style:family="paragraph" style:parent-style-name="Text_20_body" style:list-style-name="L2">
      <style:paragraph-properties fo:margin-left="0.212cm" fo:margin-right="0cm" fo:margin-top="0cm" fo:margin-bottom="0cm" style:contextual-spacing="false" fo:orphans="2" fo:widows="2" fo:text-indent="0cm" style:auto-text-indent="false" fo:padding="0cm" fo:border="none"/>
    </style:style>
    <style:style style:name="P7" style:family="paragraph" style:parent-style-name="Text_20_body" style:list-style-name="L2">
      <style:paragraph-properties fo:margin-top="0cm" fo:margin-bottom="0.529cm" style:contextual-spacing="false" fo:orphans="2" fo:widows="2" fo:padding="0cm" fo:border="none"/>
    </style:style>
    <style:style style:name="P8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T1" style:family="text">
      <style:text-properties loext:padding="0cm" loext:border="none"/>
    </style:style>
    <style:style style:name="T2" style:family="text">
      <style:text-properties style:text-line-through-style="none" style:text-line-through-type="none" style:text-underline-style="none" style:text-blinking="false" loext:padding="0cm" loext:border="none"/>
    </style:style>
    <style:style style:name="T3" style:family="text">
      <style:text-properties fo:font-variant="normal" fo:text-transform="none" fo:color="#1e1e1e" loext:opacity="100%" style:font-name="var wp--preset--font-family--monospace" fo:font-size="12pt" fo:letter-spacing="normal" fo:font-style="normal" fo:font-weight="bold" loext:padding="0cm" loext:border="none"/>
    </style:style>
    <style:style style:name="T4" style:family="text">
      <style:text-properties fo:font-variant="normal" fo:text-transform="none" fo:color="#1e1e1e" loext:opacity="100%" style:text-line-through-style="none" style:text-line-through-type="none" style:font-name="var wp--preset--font-family--monospace" fo:font-size="12pt" fo:letter-spacing="normal" fo:font-style="normal" style:text-underline-style="none" fo:font-weight="normal" style:text-blinking="false"/>
    </style:style>
    <style:style style:name="T5" style:family="text">
      <style:text-properties fo:font-variant="normal" fo:text-transform="none" fo:color="#1e1e1e" loext:opacity="100%" style:font-name="Inter" fo:font-size="12pt" fo:letter-spacing="normal" fo:font-style="normal" fo:font-weight="normal"/>
    </style:style>
    <style:style style:name="T6" style:family="text">
      <style:text-properties fo:font-variant="normal" fo:text-transform="none" fo:color="#1e1e1e" loext:opacity="100%" style:font-name="Inter" fo:font-size="12pt" fo:letter-spacing="normal" fo:font-style="normal" style:text-underline-style="solid" style:text-underline-width="auto" style:text-underline-color="font-color" fo:font-weight="normal"/>
    </style:style>
    <style:style style:name="T7" style:family="text">
      <style:text-properties style:text-underline-style="solid" style:text-underline-width="auto" style:text-underline-color="font-color" loext:padding="0cm" loext:border="none"/>
    </style:style>
    <text:list-style style:name="L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Hooks</text:h>
      <text:list text:style-name="L1">
        <text:list-item>
          <text:p text:style-name="P4"><text:span text:style-name="T3">hook</text:span><text:a xlink:type="simple" xlink:href="https://developer.wordpress.org/reference/hooks/activated_plugin/" text:style-name="Internet_20_link" text:visited-style-name="Visited_20_Internet_20_Link"><text:span text:style-name="T4">activated_plugin</text:span></text:a></text:p>
          <text:p text:style-name="P2">Fires after a plugin has been activated.</text:p>
          <text:p text:style-name="P5"><text:span text:style-name="T5">Used by </text:span><text:a xlink:type="simple" xlink:href="https://developer.wordpress.org/reference/hooks/activated_plugin/#used-by" text:style-name="Internet_20_link" text:visited-style-name="Visited_20_Internet_20_Link"><text:span text:style-name="T6">1 function</text:span></text:a><text:span text:style-name="T5"> | Uses </text:span><text:a xlink:type="simple" xlink:href="https://developer.wordpress.org/reference/hooks/activated_plugin/#uses" text:style-name="Internet_20_link" text:visited-style-name="Visited_20_Internet_20_Link"><text:span text:style-name="T6">0 functions</text:span></text:a><text:span text:style-name="T5"> | Source: </text:span><text:a xlink:type="simple" xlink:href="https://github.com/WordPress/wordpress-develop/blob/6.6/src/wp-admin/includes/plugin.php#L730-L730" text:style-name="Internet_20_link" text:visited-style-name="Visited_20_Internet_20_Link"><text:span text:style-name="T6">wp-admin/includes/plugin.php:730</text:span></text:a></text:p>
        </text:list-item>
        <text:list-item>
          <text:p text:style-name="P4"><text:span text:style-name="T3">hook</text:span><text:a xlink:type="simple" xlink:href="https://developer.wordpress.org/reference/hooks/activate_blog/" text:style-name="Internet_20_link" text:visited-style-name="Visited_20_Internet_20_Link"><text:span text:style-name="T4">activate_blog</text:span></text:a></text:p>
          <text:p text:style-name="P2">Fires after a network site is activated.</text:p>
          <text:p text:style-name="P5"><text:span text:style-name="T5">Used by </text:span><text:a xlink:type="simple" xlink:href="https://developer.wordpress.org/reference/hooks/activate_blog/#used-by" text:style-name="Internet_20_link" text:visited-style-name="Visited_20_Internet_20_Link"><text:span text:style-name="T6">0 functions</text:span></text:a><text:span text:style-name="T5"> | Uses </text:span><text:a xlink:type="simple" xlink:href="https://developer.wordpress.org/reference/hooks/activate_blog/#uses" text:style-name="Internet_20_link" text:visited-style-name="Visited_20_Internet_20_Link"><text:span text:style-name="T6">0 functions</text:span></text:a><text:span text:style-name="T5"> | Source: </text:span><text:a xlink:type="simple" xlink:href="https://github.com/WordPress/wordpress-develop/blob/6.6/src/wp-admin/network/sites.php#L280-L280" text:style-name="Internet_20_link" text:visited-style-name="Visited_20_Internet_20_Link"><text:span text:style-name="T6">wp-admin/network/sites.php:280</text:span></text:a></text:p>
        </text:list-item>
        <text:list-item>
          <text:p text:style-name="P4"><text:span text:style-name="T3">hook</text:span><text:a xlink:type="simple" xlink:href="https://developer.wordpress.org/reference/hooks/activate_header/" text:style-name="Internet_20_link" text:visited-style-name="Visited_20_Internet_20_Link"><text:span text:style-name="T4">activate_header</text:span></text:a></text:p>
          <text:p text:style-name="P2">Fires before the Site Activation page is loaded.</text:p>
          <text:p text:style-name="P5"><text:span text:style-name="T5">Used by </text:span><text:a xlink:type="simple" xlink:href="https://developer.wordpress.org/reference/hooks/activate_header/#used-by" text:style-name="Internet_20_link" text:visited-style-name="Visited_20_Internet_20_Link"><text:span text:style-name="T6">0 functions</text:span></text:a><text:span text:style-name="T5"> | Uses </text:span><text:a xlink:type="simple" xlink:href="https://developer.wordpress.org/reference/hooks/activate_header/#uses" text:style-name="Internet_20_link" text:visited-style-name="Visited_20_Internet_20_Link"><text:span text:style-name="T6">0 functions</text:span></text:a><text:span text:style-name="T5"> | Source: </text:span><text:a xlink:type="simple" xlink:href="https://github.com/WordPress/wordpress-develop/blob/6.6/src/wp-activate.php#L79-L79" text:style-name="Internet_20_link" text:visited-style-name="Visited_20_Internet_20_Link"><text:span text:style-name="T6">wp-activate.php:79</text:span></text:a></text:p>
        </text:list-item>
        <text:list-item>
          <text:p text:style-name="P4"><text:span text:style-name="T3">hook</text:span><text:a xlink:type="simple" xlink:href="https://developer.wordpress.org/reference/hooks/activate_tinymce_for_media_description/" text:style-name="Internet_20_link" text:visited-style-name="Visited_20_Internet_20_Link"><text:span text:style-name="T4">activate_tinymce_for_media_description</text:span></text:a></text:p>
          <text:p text:style-name="P2">Filters the TinyMCE argument for the media description field on the attachment details screen.</text:p>
          <text:p text:style-name="P5"><text:span text:style-name="T5">Used by </text:span><text:a xlink:type="simple" xlink:href="https://developer.wordpress.org/reference/hooks/activate_tinymce_for_media_description/#used-by" text:style-name="Internet_20_link" text:visited-style-name="Visited_20_Internet_20_Link"><text:span text:style-name="T6">1 function</text:span></text:a><text:span text:style-name="T5"> | Uses </text:span><text:a xlink:type="simple" xlink:href="https://developer.wordpress.org/reference/hooks/activate_tinymce_for_media_description/#uses" text:style-name="Internet_20_link" text:visited-style-name="Visited_20_Internet_20_Link"><text:span text:style-name="T6">0 functions</text:span></text:a><text:span text:style-name="T5"> | Source: </text:span><text:a xlink:type="simple" xlink:href="https://github.com/WordPress/wordpress-develop/blob/6.6/src/wp-admin/includes/media.php#L3277-L3277" text:style-name="Internet_20_link" text:visited-style-name="Visited_20_Internet_20_Link"><text:span text:style-name="T6">wp-admin/includes/media.php:3277</text:span></text:a></text:p>
        </text:list-item>
        <text:list-item>
          <text:p text:style-name="P4"><text:span text:style-name="T3">hook</text:span><text:a xlink:type="simple" xlink:href="https://developer.wordpress.org/reference/hooks/activate_wp_head/" text:style-name="Internet_20_link" text:visited-style-name="Visited_20_Internet_20_Link"><text:span text:style-name="T4">activate_wp_head</text:span></text:a></text:p>
          <text:p text:style-name="P2">Fires within the “ section of the Site Activation page.</text:p>
          <text:p text:style-name="P5"><text:span text:style-name="T5">Used by </text:span><text:a xlink:type="simple" xlink:href="https://developer.wordpress.org/reference/hooks/activate_wp_head/#used-by" text:style-name="Internet_20_link" text:visited-style-name="Visited_20_Internet_20_Link"><text:span text:style-name="T6">1 function</text:span></text:a><text:span text:style-name="T5"> | Uses </text:span><text:a xlink:type="simple" xlink:href="https://developer.wordpress.org/reference/hooks/activate_wp_head/#uses" text:style-name="Internet_20_link" text:visited-style-name="Visited_20_Internet_20_Link"><text:span text:style-name="T6">0 functions</text:span></text:a><text:span text:style-name="T5"> | Source: </text:span><text:a xlink:type="simple" xlink:href="https://github.com/WordPress/wordpress-develop/blob/6.6/src/wp-activate.php#L96-L96" text:style-name="Internet_20_link" text:visited-style-name="Visited_20_Internet_20_Link"><text:span text:style-name="T6">wp-activate.php:96</text:span></text:a></text:p>
        </text:list-item>
        <text:list-item>
          <text:p text:style-name="P4"><text:span text:style-name="T3">hook</text:span><text:a xlink:type="simple" xlink:href="https://developer.wordpress.org/reference/hooks/activate_plugin/" text:style-name="Internet_20_link" text:visited-style-name="Visited_20_Internet_20_Link"><text:span text:style-name="T4">activate_{$plugin}</text:span></text:a></text:p>
          <text:p text:style-name="P2">Fires as a specific plugin is being activated.</text:p>
          <text:p text:style-name="P5"><text:span text:style-name="T5">Used by </text:span><text:a xlink:type="simple" xlink:href="https://developer.wordpress.org/reference/hooks/activate_plugin/#used-by" text:style-name="Internet_20_link" text:visited-style-name="Visited_20_Internet_20_Link"><text:span text:style-name="T6">1 function</text:span></text:a><text:span text:style-name="T5"> | Uses </text:span><text:a xlink:type="simple" xlink:href="https://developer.wordpress.org/reference/hooks/activate_plugin/#uses" text:style-name="Internet_20_link" text:visited-style-name="Visited_20_Internet_20_Link"><text:span text:style-name="T6">0 functions</text:span></text:a><text:span text:style-name="T5"> | Source: </text:span><text:a xlink:type="simple" xlink:href="https://github.com/WordPress/wordpress-develop/blob/6.6/src/wp-admin/includes/plugin.php#L703-L703" text:style-name="Internet_20_link" text:visited-style-name="Visited_20_Internet_20_Link"><text:span text:style-name="T6">wp-admin/includes/plugin.php:703</text:span></text:a></text:p>
        </text:list-item>
        <text:list-item>
          <text:p text:style-name="P4"><text:span text:style-name="T3">hook</text:span><text:a xlink:type="simple" xlink:href="https://developer.wordpress.org/reference/hooks/activity_box_end/" text:style-name="Internet_20_link" text:visited-style-name="Visited_20_Internet_20_Link"><text:span text:style-name="T4">activity_box_end</text:span></text:a></text:p>
          <text:p text:style-name="P2">Fires at the end of the ‘At a Glance’ dashboard widget.</text:p>
          <text:p text:style-name="P5"><text:span text:style-name="T5">Used by </text:span><text:a xlink:type="simple" xlink:href="https://developer.wordpress.org/reference/hooks/activity_box_end/#used-by" text:style-name="Internet_20_link" text:visited-style-name="Visited_20_Internet_20_Link"><text:span text:style-name="T6">1 function</text:span></text:a><text:span text:style-name="T5"> | Uses </text:span><text:a xlink:type="simple" xlink:href="https://developer.wordpress.org/reference/hooks/activity_box_end/#uses" text:style-name="Internet_20_link" text:visited-style-name="Visited_20_Internet_20_Link"><text:span text:style-name="T6">0 functions</text:span></text:a><text:span text:style-name="T5"> | Source: </text:span><text:a xlink:type="simple" xlink:href="https://github.com/WordPress/wordpress-develop/blob/6.6/src/wp-admin/includes/dashboard.php#L431-L431" text:style-name="Internet_20_link" text:visited-style-name="Visited_20_Internet_20_Link"><text:span text:style-name="T6">wp-admin/includes/dashboard.php:431</text:span></text:a></text:p>
        </text:list-item>
        <text:list-item>
          <text:p text:style-name="P4"><text:span text:style-name="T3">hook</text:span><text:a xlink:type="simple" xlink:href="https://developer.wordpress.org/reference/hooks/added_existing_user/" text:style-name="Internet_20_link" text:visited-style-name="Visited_20_Internet_20_Link"><text:span text:style-name="T4">added_existing_user</text:span></text:a></text:p>
          <text:p text:style-name="P2">Fires immediately after an existing user is added to a site.</text:p>
          <text:p text:style-name="P5"><text:span text:style-name="T5">Used by </text:span><text:a xlink:type="simple" xlink:href="https://developer.wordpress.org/reference/hooks/added_existing_user/#used-by" text:style-name="Internet_20_link" text:visited-style-name="Visited_20_Internet_20_Link"><text:span text:style-name="T6">1 function</text:span></text:a><text:span text:style-name="T5"> | Uses </text:span><text:a xlink:type="simple" xlink:href="https://developer.wordpress.org/reference/hooks/added_existing_user/#uses" text:style-name="Internet_20_link" text:visited-style-name="Visited_20_Internet_20_Link"><text:span text:style-name="T6">0 functions</text:span></text:a><text:span text:style-name="T5"> | Source: </text:span><text:a xlink:type="simple" xlink:href="https://github.com/WordPress/wordpress-develop/blob/6.6/src/wp-includes/ms-functions.php#L2237-L2237" text:style-name="Internet_20_link" text:visited-style-name="Visited_20_Internet_20_Link"><text:span text:style-name="T6">wp-includes/ms-functions.php:2237</text:span></text:a></text:p>
        </text:list-item>
        <text:list-item>
          <text:p text:style-name="P4"><text:span text:style-name="T3">hook</text:span><text:a xlink:type="simple" xlink:href="https://developer.wordpress.org/reference/hooks/added_option/" text:style-name="Internet_20_link" text:visited-style-name="Visited_20_Internet_20_Link"><text:span text:style-name="T4">added_option</text:span></text:a></text:p>
          <text:p text:style-name="P2">Fires after an option has been added.</text:p>
          <text:p text:style-name="P5"><text:span text:style-name="T5">Used by </text:span><text:a xlink:type="simple" xlink:href="https://developer.wordpress.org/reference/hooks/added_option/#used-by" text:style-name="Internet_20_link" text:visited-style-name="Visited_20_Internet_20_Link"><text:span text:style-name="T6">1 function</text:span></text:a><text:span text:style-name="T5"> | Uses </text:span><text:a xlink:type="simple" xlink:href="https://developer.wordpress.org/reference/hooks/added_option/#uses" text:style-name="Internet_20_link" text:visited-style-name="Visited_20_Internet_20_Link"><text:span text:style-name="T6">0 functions</text:span></text:a><text:span text:style-name="T5"> | Source: </text:span><text:a xlink:type="simple" xlink:href="https://github.com/WordPress/wordpress-develop/blob/6.6/src/wp-includes/option.php#L1164-L1164" text:style-name="Internet_20_link" text:visited-style-name="Visited_20_Internet_20_Link"><text:span text:style-name="T6">wp-includes/option.php:1164</text:span></text:a></text:p>
        </text:list-item>
        <text:list-item>
          <text:p text:style-name="P4"><text:soft-page-break/><text:span text:style-name="T3">hook</text:span><text:a xlink:type="simple" xlink:href="https://developer.wordpress.org/reference/hooks/added_term_relationship/" text:style-name="Internet_20_link" text:visited-style-name="Visited_20_Internet_20_Link"><text:span text:style-name="T4">added_term_relationship</text:span></text:a></text:p>
          <text:p text:style-name="P2">Fires immediately after an object-term relationship is added.</text:p>
          <text:p text:style-name="P5"><text:span text:style-name="T5">Used by </text:span><text:a xlink:type="simple" xlink:href="https://developer.wordpress.org/reference/hooks/added_term_relationship/#used-by" text:style-name="Internet_20_link" text:visited-style-name="Visited_20_Internet_20_Link"><text:span text:style-name="T6">1 function</text:span></text:a><text:span text:style-name="T5"> | Uses </text:span><text:a xlink:type="simple" xlink:href="https://developer.wordpress.org/reference/hooks/added_term_relationship/#uses" text:style-name="Internet_20_link" text:visited-style-name="Visited_20_Internet_20_Link"><text:span text:style-name="T6">0 functions</text:span></text:a><text:span text:style-name="T5"> | Source: </text:span><text:a xlink:type="simple" xlink:href="https://github.com/WordPress/wordpress-develop/blob/6.6/src/wp-includes/taxonomy.php#L2887-L2887" text:style-name="Internet_20_link" text:visited-style-name="Visited_20_Internet_20_Link"><text:span text:style-name="T6">wp-includes/taxonomy.php:2887</text:span></text:a></text:p>
        </text:list-item>
        <text:list-item>
          <text:p text:style-name="P4"><text:span text:style-name="T3">hook</text:span><text:a xlink:type="simple" xlink:href="https://developer.wordpress.org/reference/hooks/added_usermeta/" text:style-name="Internet_20_link" text:visited-style-name="Visited_20_Internet_20_Link"><text:span text:style-name="T4">added_usermeta</text:span></text:a></text:p>
          <text:p text:style-name="P5"><text:span text:style-name="T5">Used by </text:span><text:a xlink:type="simple" xlink:href="https://developer.wordpress.org/reference/hooks/added_usermeta/#used-by" text:style-name="Internet_20_link" text:visited-style-name="Visited_20_Internet_20_Link"><text:span text:style-name="T6">0 functions</text:span></text:a><text:span text:style-name="T5"> | Uses </text:span><text:a xlink:type="simple" xlink:href="https://developer.wordpress.org/reference/hooks/added_usermeta/#uses" text:style-name="Internet_20_link" text:visited-style-name="Visited_20_Internet_20_Link"><text:span text:style-name="T6">0 functions</text:span></text:a><text:span text:style-name="T5"> | Source: </text:span><text:a xlink:type="simple" xlink:href="https://github.com/WordPress/wordpress-develop/blob/6.6/src/wp-includes/deprecated.php#L2408-L2408" text:style-name="Internet_20_link" text:visited-style-name="Visited_20_Internet_20_Link"><text:span text:style-name="T6">wp-includes/deprecated.php:2408</text:span></text:a></text:p>
        </text:list-item>
        <text:list-item>
          <text:p text:style-name="P4"><text:span text:style-name="T3">hook</text:span><text:a xlink:type="simple" xlink:href="https://developer.wordpress.org/reference/hooks/added_meta_type_meta/" text:style-name="Internet_20_link" text:visited-style-name="Visited_20_Internet_20_Link"><text:span text:style-name="T4">added_{$meta_type}_meta</text:span></text:a></text:p>
          <text:p text:style-name="P2">Fires immediately after meta of a specific type is added.</text:p>
          <text:p text:style-name="P5"><text:span text:style-name="T5">Used by </text:span><text:a xlink:type="simple" xlink:href="https://developer.wordpress.org/reference/hooks/added_meta_type_meta/#used-by" text:style-name="Internet_20_link" text:visited-style-name="Visited_20_Internet_20_Link"><text:span text:style-name="T6">1 function</text:span></text:a><text:span text:style-name="T5"> | Uses </text:span><text:a xlink:type="simple" xlink:href="https://developer.wordpress.org/reference/hooks/added_meta_type_meta/#uses" text:style-name="Internet_20_link" text:visited-style-name="Visited_20_Internet_20_Link"><text:span text:style-name="T6">0 functions</text:span></text:a><text:span text:style-name="T5"> | Source: </text:span><text:a xlink:type="simple" xlink:href="https://github.com/WordPress/wordpress-develop/blob/6.6/src/wp-includes/meta.php#L156-L156" text:style-name="Internet_20_link" text:visited-style-name="Visited_20_Internet_20_Link"><text:span text:style-name="T6">wp-includes/meta.php:156</text:span></text:a></text:p>
        </text:list-item>
        <text:list-item>
          <text:p text:style-name="P4"><text:span text:style-name="T3">hook</text:span><text:a xlink:type="simple" xlink:href="https://developer.wordpress.org/reference/hooks/additional_capabilities_display/" text:style-name="Internet_20_link" text:visited-style-name="Visited_20_Internet_20_Link"><text:span text:style-name="T4">additional_capabilities_display</text:span></text:a></text:p>
          <text:p text:style-name="P2">Filters whether to display additional capabilities for the user.</text:p>
          <text:p text:style-name="P5"><text:span text:style-name="T5">Used by </text:span><text:a xlink:type="simple" xlink:href="https://developer.wordpress.org/reference/hooks/additional_capabilities_display/#used-by" text:style-name="Internet_20_link" text:visited-style-name="Visited_20_Internet_20_Link"><text:span text:style-name="T6">0 functions</text:span></text:a><text:span text:style-name="T5"> | Uses </text:span><text:a xlink:type="simple" xlink:href="https://developer.wordpress.org/reference/hooks/additional_capabilities_display/#uses" text:style-name="Internet_20_link" text:visited-style-name="Visited_20_Internet_20_Link"><text:span text:style-name="T6">0 functions</text:span></text:a><text:span text:style-name="T5"> | Source: </text:span><text:a xlink:type="simple" xlink:href="https://github.com/WordPress/wordpress-develop/blob/6.6/src/wp-admin/user-edit.php#L902-L902" text:style-name="Internet_20_link" text:visited-style-name="Visited_20_Internet_20_Link"><text:span text:style-name="T6">wp-admin/user-edit.php:902</text:span></text:a></text:p>
        </text:list-item>
        <text:list-item>
          <text:p text:style-name="P4"><text:span text:style-name="T3">hook</text:span><text:a xlink:type="simple" xlink:href="https://developer.wordpress.org/reference/hooks/add_admin_bar_menus/" text:style-name="Internet_20_link" text:visited-style-name="Visited_20_Internet_20_Link"><text:span text:style-name="T4">add_admin_bar_menus</text:span></text:a></text:p>
          <text:p text:style-name="P2">Fires after menus are added to the menu bar.</text:p>
          <text:p text:style-name="P5"><text:span text:style-name="T5">Used by </text:span><text:a xlink:type="simple" xlink:href="https://developer.wordpress.org/reference/hooks/add_admin_bar_menus/#used-by" text:style-name="Internet_20_link" text:visited-style-name="Visited_20_Internet_20_Link"><text:span text:style-name="T6">1 function</text:span></text:a><text:span text:style-name="T5"> | Uses </text:span><text:a xlink:type="simple" xlink:href="https://developer.wordpress.org/reference/hooks/add_admin_bar_menus/#uses" text:style-name="Internet_20_link" text:visited-style-name="Visited_20_Internet_20_Link"><text:span text:style-name="T6">0 functions</text:span></text:a><text:span text:style-name="T5"> | Source: </text:span><text:a xlink:type="simple" xlink:href="https://github.com/WordPress/wordpress-develop/blob/6.6/src/wp-includes/class-wp-admin-bar.php#L678-L678" text:style-name="Internet_20_link" text:visited-style-name="Visited_20_Internet_20_Link"><text:span text:style-name="T6">wp-includes/class-wp-admin-bar.php:678</text:span></text:a></text:p>
        </text:list-item>
        <text:list-item>
          <text:p text:style-name="P4"><text:span text:style-name="T3">hook</text:span><text:a xlink:type="simple" xlink:href="https://developer.wordpress.org/reference/hooks/add_attachment/" text:style-name="Internet_20_link" text:visited-style-name="Visited_20_Internet_20_Link"><text:span text:style-name="T4">add_attachment</text:span></text:a></text:p>
          <text:p text:style-name="P2">Fires once an attachment has been added.</text:p>
          <text:p text:style-name="P5"><text:span text:style-name="T5">Used by </text:span><text:a xlink:type="simple" xlink:href="https://developer.wordpress.org/reference/hooks/add_attachment/#used-by" text:style-name="Internet_20_link" text:visited-style-name="Visited_20_Internet_20_Link"><text:span text:style-name="T6">1 function</text:span></text:a><text:span text:style-name="T5"> | Uses </text:span><text:a xlink:type="simple" xlink:href="https://developer.wordpress.org/reference/hooks/add_attachment/#uses" text:style-name="Internet_20_link" text:visited-style-name="Visited_20_Internet_20_Link"><text:span text:style-name="T6">0 functions</text:span></text:a><text:span text:style-name="T5"> | Source: </text:span><text:a xlink:type="simple" xlink:href="https://github.com/WordPress/wordpress-develop/blob/6.6/src/wp-includes/post.php#L4814-L4814" text:style-name="Internet_20_link" text:visited-style-name="Visited_20_Internet_20_Link"><text:span text:style-name="T6">wp-includes/post.php:4814</text:span></text:a></text:p>
        </text:list-item>
        <text:list-item>
          <text:p text:style-name="P4"><text:span text:style-name="T3">hook</text:span><text:a xlink:type="simple" xlink:href="https://developer.wordpress.org/reference/hooks/add_category_form_pre/" text:style-name="Internet_20_link" text:visited-style-name="Visited_20_Internet_20_Link"><text:span text:style-name="T4">add_category_form_pre</text:span></text:a></text:p>
          <text:p text:style-name="P2">Fires before the Add Category form.</text:p>
          <text:p text:style-name="P5"><text:span text:style-name="T5">Used by </text:span><text:a xlink:type="simple" xlink:href="https://developer.wordpress.org/reference/hooks/add_category_form_pre/#used-by" text:style-name="Internet_20_link" text:visited-style-name="Visited_20_Internet_20_Link"><text:span text:style-name="T6">0 functions</text:span></text:a><text:span text:style-name="T5"> | Uses </text:span><text:a xlink:type="simple" xlink:href="https://developer.wordpress.org/reference/hooks/add_category_form_pre/#uses" text:style-name="Internet_20_link" text:visited-style-name="Visited_20_Internet_20_Link"><text:span text:style-name="T6">0 functions</text:span></text:a><text:span text:style-name="T5"> | Source: </text:span><text:a xlink:type="simple" xlink:href="https://github.com/WordPress/wordpress-develop/blob/6.6/src/wp-admin/edit-tags.php#L394-L394" text:style-name="Internet_20_link" text:visited-style-name="Visited_20_Internet_20_Link"><text:span text:style-name="T6">wp-admin/edit-tags.php:394</text:span></text:a></text:p>
        </text:list-item>
        <text:list-item>
          <text:p text:style-name="P4"><text:span text:style-name="T3">hook</text:span><text:a xlink:type="simple" xlink:href="https://developer.wordpress.org/reference/hooks/add_inline_data/" text:style-name="Internet_20_link" text:visited-style-name="Visited_20_Internet_20_Link"><text:span text:style-name="T4">add_inline_data</text:span></text:a></text:p>
          <text:p text:style-name="P2">Fires after outputting the fields for the inline editor for posts and pages.</text:p>
          <text:p text:style-name="P5"><text:span text:style-name="T5">Used by </text:span><text:a xlink:type="simple" xlink:href="https://developer.wordpress.org/reference/hooks/add_inline_data/#used-by" text:style-name="Internet_20_link" text:visited-style-name="Visited_20_Internet_20_Link"><text:span text:style-name="T6">1 function</text:span></text:a><text:span text:style-name="T5"> | Uses </text:span><text:a xlink:type="simple" xlink:href="https://developer.wordpress.org/reference/hooks/add_inline_data/#uses" text:style-name="Internet_20_link" text:visited-style-name="Visited_20_Internet_20_Link"><text:span text:style-name="T6">0 functions</text:span></text:a><text:span text:style-name="T5"> | Source: </text:span><text:a xlink:type="simple" xlink:href="https://github.com/WordPress/wordpress-develop/blob/6.6/src/wp-admin/includes/template.php#L395-L395" text:style-name="Internet_20_link" text:visited-style-name="Visited_20_Internet_20_Link"><text:span text:style-name="T6">wp-admin/includes/template.php:395</text:span></text:a></text:p>
        </text:list-item>
        <text:list-item>
          <text:p text:style-name="P4"><text:span text:style-name="T3">hook</text:span><text:a xlink:type="simple" xlink:href="https://developer.wordpress.org/reference/hooks/add_link/" text:style-name="Internet_20_link" text:visited-style-name="Visited_20_Internet_20_Link"><text:span text:style-name="T4">add_link</text:span></text:a></text:p>
          <text:p text:style-name="P2">Fires after a link was added to the database.</text:p>
          <text:p text:style-name="P5"><text:span text:style-name="T5">Used by </text:span><text:a xlink:type="simple" xlink:href="https://developer.wordpress.org/reference/hooks/add_link/#used-by" text:style-name="Internet_20_link" text:visited-style-name="Visited_20_Internet_20_Link"><text:span text:style-name="T6">1 function</text:span></text:a><text:span text:style-name="T5"> | Uses </text:span><text:a xlink:type="simple" xlink:href="https://developer.wordpress.org/reference/hooks/add_link/#uses" text:style-name="Internet_20_link" text:visited-style-name="Visited_20_Internet_20_Link"><text:span text:style-name="T6">0 functions</text:span></text:a><text:span text:style-name="T5"> | Source: </text:span><text:a xlink:type="simple" xlink:href="https://github.com/WordPress/wordpress-develop/blob/6.6/src/wp-admin/includes/bookmark.php#L262-L262" text:style-name="Internet_20_link" text:visited-style-name="Visited_20_Internet_20_Link"><text:span text:style-name="T6">wp-admin/includes/bookmark.php:262</text:span></text:a></text:p>
        </text:list-item>
        <text:list-item>
          <text:p text:style-name="P4"><text:span text:style-name="T3">hook</text:span><text:a xlink:type="simple" xlink:href="https://developer.wordpress.org/reference/hooks/add_link_category_form_pre/" text:style-name="Internet_20_link" text:visited-style-name="Visited_20_Internet_20_Link"><text:span text:style-name="T4">add_link_category_form_pre</text:span></text:a></text:p>
          <text:p text:style-name="P2">Fires before the link category form.</text:p>
          <text:p text:style-name="P5"><text:span text:style-name="T5">Used by </text:span><text:a xlink:type="simple" xlink:href="https://developer.wordpress.org/reference/hooks/add_link_category_form_pre/#used-by" text:style-name="Internet_20_link" text:visited-style-name="Visited_20_Internet_20_Link"><text:span text:style-name="T6">0 functions</text:span></text:a><text:span text:style-name="T5"> | Uses </text:span><text:a xlink:type="simple" xlink:href="https://developer.wordpress.org/reference/hooks/add_link_category_form_pre/#uses" text:style-name="Internet_20_link" text:visited-style-name="Visited_20_Internet_20_Link"><text:span text:style-name="T6">0 functions</text:span></text:a><text:span text:style-name="T5"> | Source: </text:span><text:a xlink:type="simple" xlink:href="https://github.com/WordPress/wordpress-develop/blob/6.6/src/wp-admin/edit-tags.php#L404-L404" text:style-name="Internet_20_link" text:visited-style-name="Visited_20_Internet_20_Link"><text:span text:style-name="T6">wp-admin/edit-tags.php:404</text:span></text:a></text:p>
        </text:list-item>
        <text:list-item>
          <text:p text:style-name="P4"><text:soft-page-break/><text:span text:style-name="T3">hook</text:span><text:a xlink:type="simple" xlink:href="https://developer.wordpress.org/reference/hooks/add_menu_classes/" text:style-name="Internet_20_link" text:visited-style-name="Visited_20_Internet_20_Link"><text:span text:style-name="T4">add_menu_classes</text:span></text:a></text:p>
          <text:p text:style-name="P2">Filters administration menu array with classes added for top-level items.</text:p>
          <text:p text:style-name="P5"><text:span text:style-name="T5">Used by </text:span><text:a xlink:type="simple" xlink:href="https://developer.wordpress.org/reference/hooks/add_menu_classes/#used-by" text:style-name="Internet_20_link" text:visited-style-name="Visited_20_Internet_20_Link"><text:span text:style-name="T6">1 function</text:span></text:a><text:span text:style-name="T5"> | Uses </text:span><text:a xlink:type="simple" xlink:href="https://developer.wordpress.org/reference/hooks/add_menu_classes/#uses" text:style-name="Internet_20_link" text:visited-style-name="Visited_20_Internet_20_Link"><text:span text:style-name="T6">0 functions</text:span></text:a><text:span text:style-name="T5"> | Source: </text:span><text:a xlink:type="simple" xlink:href="https://github.com/WordPress/wordpress-develop/blob/6.6/src/wp-admin/includes/menu.php#L270-L270" text:style-name="Internet_20_link" text:visited-style-name="Visited_20_Internet_20_Link"><text:span text:style-name="T6">wp-admin/includes/menu.php:270</text:span></text:a></text:p>
        </text:list-item>
        <text:list-item>
          <text:p text:style-name="P4"><text:span text:style-name="T3">hook</text:span><text:a xlink:type="simple" xlink:href="https://developer.wordpress.org/reference/hooks/add_meta_boxes/" text:style-name="Internet_20_link" text:visited-style-name="Visited_20_Internet_20_Link"><text:span text:style-name="T4">add_meta_boxes</text:span></text:a></text:p>
          <text:p text:style-name="P2">Fires after all built-in meta boxes have been added.</text:p>
          <text:p text:style-name="P5"><text:span text:style-name="T5">Used by </text:span><text:a xlink:type="simple" xlink:href="https://developer.wordpress.org/reference/hooks/add_meta_boxes/#used-by" text:style-name="Internet_20_link" text:visited-style-name="Visited_20_Internet_20_Link"><text:span text:style-name="T6">1 function</text:span></text:a><text:span text:style-name="T5"> | Uses </text:span><text:a xlink:type="simple" xlink:href="https://developer.wordpress.org/reference/hooks/add_meta_boxes/#uses" text:style-name="Internet_20_link" text:visited-style-name="Visited_20_Internet_20_Link"><text:span text:style-name="T6">0 functions</text:span></text:a><text:span text:style-name="T5"> | Source: </text:span><text:a xlink:type="simple" xlink:href="https://github.com/WordPress/wordpress-develop/blob/6.6/src/wp-admin/includes/meta-boxes.php#L1716-L1716" text:style-name="Internet_20_link" text:visited-style-name="Visited_20_Internet_20_Link"><text:span text:style-name="T6">wp-admin/includes/meta-boxes.php:1716</text:span></text:a></text:p>
        </text:list-item>
        <text:list-item>
          <text:p text:style-name="P4"><text:span text:style-name="T3">hook</text:span><text:a xlink:type="simple" xlink:href="https://developer.wordpress.org/reference/hooks/add_meta_boxes_comment/" text:style-name="Internet_20_link" text:visited-style-name="Visited_20_Internet_20_Link"><text:span text:style-name="T4">add_meta_boxes_comment</text:span></text:a></text:p>
          <text:p text:style-name="P2">Fires when comment-specific meta boxes are added.</text:p>
          <text:p text:style-name="P5"><text:span text:style-name="T5">Used by </text:span><text:a xlink:type="simple" xlink:href="https://developer.wordpress.org/reference/hooks/add_meta_boxes_comment/#used-by" text:style-name="Internet_20_link" text:visited-style-name="Visited_20_Internet_20_Link"><text:span text:style-name="T6">0 functions</text:span></text:a><text:span text:style-name="T5"> | Uses </text:span><text:a xlink:type="simple" xlink:href="https://developer.wordpress.org/reference/hooks/add_meta_boxes_comment/#uses" text:style-name="Internet_20_link" text:visited-style-name="Visited_20_Internet_20_Link"><text:span text:style-name="T6">0 functions</text:span></text:a><text:span text:style-name="T5"> | Source: </text:span><text:a xlink:type="simple" xlink:href="https://github.com/WordPress/wordpress-develop/blob/6.6/src/wp-admin/edit-form-comment.php#L266-L266" text:style-name="Internet_20_link" text:visited-style-name="Visited_20_Internet_20_Link"><text:span text:style-name="T6">wp-admin/edit-form-comment.php:266</text:span></text:a></text:p>
        </text:list-item>
        <text:list-item>
          <text:p text:style-name="P4"><text:span text:style-name="T3">hook</text:span><text:a xlink:type="simple" xlink:href="https://developer.wordpress.org/reference/hooks/add_meta_boxes_link/" text:style-name="Internet_20_link" text:visited-style-name="Visited_20_Internet_20_Link"><text:span text:style-name="T4">add_meta_boxes_link</text:span></text:a></text:p>
          <text:p text:style-name="P2">Fires when link-specific meta boxes are added.</text:p>
          <text:p text:style-name="P5"><text:span text:style-name="T5">Used by </text:span><text:a xlink:type="simple" xlink:href="https://developer.wordpress.org/reference/hooks/add_meta_boxes_link/#used-by" text:style-name="Internet_20_link" text:visited-style-name="Visited_20_Internet_20_Link"><text:span text:style-name="T6">0 functions</text:span></text:a><text:span text:style-name="T5"> | Uses </text:span><text:a xlink:type="simple" xlink:href="https://developer.wordpress.org/reference/hooks/add_meta_boxes_link/#uses" text:style-name="Internet_20_link" text:visited-style-name="Visited_20_Internet_20_Link"><text:span text:style-name="T6">0 functions</text:span></text:a><text:span text:style-name="T5"> | Source: </text:span><text:a xlink:type="simple" xlink:href="https://github.com/WordPress/wordpress-develop/blob/6.6/src/wp-admin/edit-link-form.php#L46-L46" text:style-name="Internet_20_link" text:visited-style-name="Visited_20_Internet_20_Link"><text:span text:style-name="T6">wp-admin/edit-link-form.php:46</text:span></text:a></text:p>
        </text:list-item>
        <text:list-item>
          <text:p text:style-name="P4"><text:span text:style-name="T3">hook</text:span><text:a xlink:type="simple" xlink:href="https://developer.wordpress.org/reference/hooks/add_meta_boxes_post_type/" text:style-name="Internet_20_link" text:visited-style-name="Visited_20_Internet_20_Link"><text:span text:style-name="T4">add_meta_boxes_{$post_type}</text:span></text:a></text:p>
          <text:p text:style-name="P2">Fires after all built-in meta boxes have been added, contextually for the given post type.</text:p>
          <text:p text:style-name="P5"><text:span text:style-name="T5">Used by </text:span><text:a xlink:type="simple" xlink:href="https://developer.wordpress.org/reference/hooks/add_meta_boxes_post_type/#used-by" text:style-name="Internet_20_link" text:visited-style-name="Visited_20_Internet_20_Link"><text:span text:style-name="T6">1 function</text:span></text:a><text:span text:style-name="T5"> | Uses </text:span><text:a xlink:type="simple" xlink:href="https://developer.wordpress.org/reference/hooks/add_meta_boxes_post_type/#uses" text:style-name="Internet_20_link" text:visited-style-name="Visited_20_Internet_20_Link"><text:span text:style-name="T6">0 functions</text:span></text:a><text:span text:style-name="T5"> | Source: </text:span><text:a xlink:type="simple" xlink:href="https://github.com/WordPress/wordpress-develop/blob/6.6/src/wp-admin/includes/meta-boxes.php#L1733-L1733" text:style-name="Internet_20_link" text:visited-style-name="Visited_20_Internet_20_Link"><text:span text:style-name="T6">wp-admin/includes/meta-boxes.php:1733</text:span></text:a></text:p>
        </text:list-item>
        <text:list-item>
          <text:p text:style-name="P4"><text:span text:style-name="T3">hook</text:span><text:a xlink:type="simple" xlink:href="https://developer.wordpress.org/reference/hooks/add_option/" text:style-name="Internet_20_link" text:visited-style-name="Visited_20_Internet_20_Link"><text:span text:style-name="T4">add_option</text:span></text:a></text:p>
          <text:p text:style-name="P2">Fires before an option is added.</text:p>
          <text:p text:style-name="P5"><text:span text:style-name="T5">Used by </text:span><text:a xlink:type="simple" xlink:href="https://developer.wordpress.org/reference/hooks/add_option/#used-by" text:style-name="Internet_20_link" text:visited-style-name="Visited_20_Internet_20_Link"><text:span text:style-name="T6">1 function</text:span></text:a><text:span text:style-name="T5"> | Uses </text:span><text:a xlink:type="simple" xlink:href="https://developer.wordpress.org/reference/hooks/add_option/#uses" text:style-name="Internet_20_link" text:visited-style-name="Visited_20_Internet_20_Link"><text:span text:style-name="T6">0 functions</text:span></text:a><text:span text:style-name="T5"> | Source: </text:span><text:a xlink:type="simple" xlink:href="https://github.com/WordPress/wordpress-develop/blob/6.6/src/wp-includes/option.php#L1118-L1118" text:style-name="Internet_20_link" text:visited-style-name="Visited_20_Internet_20_Link"><text:span text:style-name="T6">wp-includes/option.php:1118</text:span></text:a></text:p>
        </text:list-item>
        <text:list-item>
          <text:p text:style-name="P4"><text:span text:style-name="T3">hook</text:span><text:a xlink:type="simple" xlink:href="https://developer.wordpress.org/reference/hooks/add_option_option/" text:style-name="Internet_20_link" text:visited-style-name="Visited_20_Internet_20_Link"><text:span text:style-name="T4">add_option_{$option}</text:span></text:a></text:p>
          <text:p text:style-name="P2">Fires after a specific option has been added.</text:p>
          <text:p text:style-name="P5"><text:span text:style-name="T5">Used by </text:span><text:a xlink:type="simple" xlink:href="https://developer.wordpress.org/reference/hooks/add_option_option/#used-by" text:style-name="Internet_20_link" text:visited-style-name="Visited_20_Internet_20_Link"><text:span text:style-name="T6">1 function</text:span></text:a><text:span text:style-name="T5"> | Uses </text:span><text:a xlink:type="simple" xlink:href="https://developer.wordpress.org/reference/hooks/add_option_option/#uses" text:style-name="Internet_20_link" text:visited-style-name="Visited_20_Internet_20_Link"><text:span text:style-name="T6">0 functions</text:span></text:a><text:span text:style-name="T5"> | Source: </text:span><text:a xlink:type="simple" xlink:href="https://github.com/WordPress/wordpress-develop/blob/6.6/src/wp-includes/option.php#L1154-L1154" text:style-name="Internet_20_link" text:visited-style-name="Visited_20_Internet_20_Link"><text:span text:style-name="T6">wp-includes/option.php:1154</text:span></text:a></text:p>
        </text:list-item>
        <text:list-item>
          <text:p text:style-name="P4"><text:span text:style-name="T3">hook</text:span><text:a xlink:type="simple" xlink:href="https://developer.wordpress.org/reference/hooks/add_ping/" text:style-name="Internet_20_link" text:visited-style-name="Visited_20_Internet_20_Link"><text:span text:style-name="T4">add_ping</text:span></text:a></text:p>
          <text:p text:style-name="P2">Filters the new ping URL to add for the given post.</text:p>
          <text:p text:style-name="P5"><text:span text:style-name="T5">Used by </text:span><text:a xlink:type="simple" xlink:href="https://developer.wordpress.org/reference/hooks/add_ping/#used-by" text:style-name="Internet_20_link" text:visited-style-name="Visited_20_Internet_20_Link"><text:span text:style-name="T6">1 function</text:span></text:a><text:span text:style-name="T5"> | Uses </text:span><text:a xlink:type="simple" xlink:href="https://developer.wordpress.org/reference/hooks/add_ping/#uses" text:style-name="Internet_20_link" text:visited-style-name="Visited_20_Internet_20_Link"><text:span text:style-name="T6">0 functions</text:span></text:a><text:span text:style-name="T5"> | Source: </text:span><text:a xlink:type="simple" xlink:href="https://github.com/WordPress/wordpress-develop/blob/6.6/src/wp-includes/post.php#L5658-L5658" text:style-name="Internet_20_link" text:visited-style-name="Visited_20_Internet_20_Link"><text:span text:style-name="T6">wp-includes/post.php:5658</text:span></text:a></text:p>
        </text:list-item>
        <text:list-item>
          <text:p text:style-name="P4"><text:span text:style-name="T3">hook</text:span><text:a xlink:type="simple" xlink:href="https://developer.wordpress.org/reference/hooks/add_signup_meta/" text:style-name="Internet_20_link" text:visited-style-name="Visited_20_Internet_20_Link"><text:span text:style-name="T4">add_signup_meta</text:span></text:a></text:p>
          <text:p text:style-name="P2">Filters the new default site meta variables.</text:p>
          <text:p text:style-name="P5"><text:span text:style-name="T5">Used by </text:span><text:a xlink:type="simple" xlink:href="https://developer.wordpress.org/reference/hooks/add_signup_meta/#used-by" text:style-name="Internet_20_link" text:visited-style-name="Visited_20_Internet_20_Link"><text:span text:style-name="T6">3 functions</text:span></text:a><text:span text:style-name="T5"> | Uses </text:span><text:a xlink:type="simple" xlink:href="https://developer.wordpress.org/reference/hooks/add_signup_meta/#uses" text:style-name="Internet_20_link" text:visited-style-name="Visited_20_Internet_20_Link"><text:span text:style-name="T6">0 functions</text:span></text:a><text:span text:style-name="T5"> | Source: </text:span><text:a xlink:type="simple" xlink:href="https://github.com/WordPress/wordpress-develop/blob/6.6/src/wp-signup.php#L497-L497" text:style-name="Internet_20_link" text:visited-style-name="Visited_20_Internet_20_Link"><text:span text:style-name="T6">wp-signup.php:497</text:span></text:a></text:p>
        </text:list-item>
        <text:list-item>
          <text:p text:style-name="P4"><text:soft-page-break/><text:span text:style-name="T3">hook</text:span><text:a xlink:type="simple" xlink:href="https://developer.wordpress.org/reference/hooks/add_site_option/" text:style-name="Internet_20_link" text:visited-style-name="Visited_20_Internet_20_Link"><text:span text:style-name="T4">add_site_option</text:span></text:a></text:p>
          <text:p text:style-name="P2">Fires after a network option has been successfully added.</text:p>
          <text:p text:style-name="P5"><text:span text:style-name="T5">Used by </text:span><text:a xlink:type="simple" xlink:href="https://developer.wordpress.org/reference/hooks/add_site_option/#used-by" text:style-name="Internet_20_link" text:visited-style-name="Visited_20_Internet_20_Link"><text:span text:style-name="T6">1 function</text:span></text:a><text:span text:style-name="T5"> | Uses </text:span><text:a xlink:type="simple" xlink:href="https://developer.wordpress.org/reference/hooks/add_site_option/#uses" text:style-name="Internet_20_link" text:visited-style-name="Visited_20_Internet_20_Link"><text:span text:style-name="T6">0 functions</text:span></text:a><text:span text:style-name="T5"> | Source: </text:span><text:a xlink:type="simple" xlink:href="https://github.com/WordPress/wordpress-develop/blob/6.6/src/wp-includes/option.php#L2192-L2192" text:style-name="Internet_20_link" text:visited-style-name="Visited_20_Internet_20_Link"><text:span text:style-name="T6">wp-includes/option.php:2192</text:span></text:a></text:p>
        </text:list-item>
        <text:list-item>
          <text:p text:style-name="P4"><text:span text:style-name="T3">hook</text:span><text:a xlink:type="simple" xlink:href="https://developer.wordpress.org/reference/hooks/add_site_option_option/" text:style-name="Internet_20_link" text:visited-style-name="Visited_20_Internet_20_Link"><text:span text:style-name="T4">add_site_option_{$option}</text:span></text:a></text:p>
          <text:p text:style-name="P2">Fires after a specific network option has been successfully added.</text:p>
          <text:p text:style-name="P5"><text:span text:style-name="T5">Used by </text:span><text:a xlink:type="simple" xlink:href="https://developer.wordpress.org/reference/hooks/add_site_option_option/#used-by" text:style-name="Internet_20_link" text:visited-style-name="Visited_20_Internet_20_Link"><text:span text:style-name="T6">1 function</text:span></text:a><text:span text:style-name="T5"> | Uses </text:span><text:a xlink:type="simple" xlink:href="https://developer.wordpress.org/reference/hooks/add_site_option_option/#uses" text:style-name="Internet_20_link" text:visited-style-name="Visited_20_Internet_20_Link"><text:span text:style-name="T6">0 functions</text:span></text:a><text:span text:style-name="T5"> | Source: </text:span><text:a xlink:type="simple" xlink:href="https://github.com/WordPress/wordpress-develop/blob/6.6/src/wp-includes/option.php#L2180-L2180" text:style-name="Internet_20_link" text:visited-style-name="Visited_20_Internet_20_Link"><text:span text:style-name="T6">wp-includes/option.php:2180</text:span></text:a></text:p>
        </text:list-item>
      </text:list>
      <text:h text:style-name="P1" text:outline-level="1">Hooks</text:h>
      <text:list text:style-name="L2">
        <text:list-item>
          <text:p text:style-name="P6"><text:span text:style-name="T3">hook</text:span><text:a xlink:type="simple" xlink:href="https://developer.wordpress.org/reference/hooks/add_tag_form/" text:style-name="Internet_20_link" text:visited-style-name="Visited_20_Internet_20_Link"><text:span text:style-name="T4">add_tag_form</text:span></text:a></text:p>
          <text:p text:style-name="P3">Fires at the end of the Add Tag form.</text:p>
          <text:p text:style-name="P7"><text:span text:style-name="T5">Used by </text:span><text:a xlink:type="simple" xlink:href="https://developer.wordpress.org/reference/hooks/add_tag_form/#used-by" text:style-name="Internet_20_link" text:visited-style-name="Visited_20_Internet_20_Link"><text:span text:style-name="T6">0 functions</text:span></text:a><text:span text:style-name="T5"> | Uses </text:span><text:a xlink:type="simple" xlink:href="https://developer.wordpress.org/reference/hooks/add_tag_form/#uses" text:style-name="Internet_20_link" text:visited-style-name="Visited_20_Internet_20_Link"><text:span text:style-name="T6">0 functions</text:span></text:a><text:span text:style-name="T5"> | Source: </text:span><text:a xlink:type="simple" xlink:href="https://github.com/WordPress/wordpress-develop/blob/6.6/src/wp-admin/edit-tags.php#L585-L585" text:style-name="Internet_20_link" text:visited-style-name="Visited_20_Internet_20_Link"><text:span text:style-name="T6">wp-admin/edit-tags.php:585</text:span></text:a></text:p>
        </text:list-item>
        <text:list-item>
          <text:p text:style-name="P6"><text:span text:style-name="T3">hook</text:span><text:a xlink:type="simple" xlink:href="https://developer.wordpress.org/reference/hooks/add_tag_form_fields/" text:style-name="Internet_20_link" text:visited-style-name="Visited_20_Internet_20_Link"><text:span text:style-name="T4">add_tag_form_fields</text:span></text:a></text:p>
          <text:p text:style-name="P3">Fires after the Add Tag form fields for non-hierarchical taxonomies.</text:p>
          <text:p text:style-name="P7"><text:span text:style-name="T5">Used by </text:span><text:a xlink:type="simple" xlink:href="https://developer.wordpress.org/reference/hooks/add_tag_form_fields/#used-by" text:style-name="Internet_20_link" text:visited-style-name="Visited_20_Internet_20_Link"><text:span text:style-name="T6">0 functions</text:span></text:a><text:span text:style-name="T5"> | Uses </text:span><text:a xlink:type="simple" xlink:href="https://developer.wordpress.org/reference/hooks/add_tag_form_fields/#uses" text:style-name="Internet_20_link" text:visited-style-name="Visited_20_Internet_20_Link"><text:span text:style-name="T6">0 functions</text:span></text:a><text:span text:style-name="T5"> | Source: </text:span><text:a xlink:type="simple" xlink:href="https://github.com/WordPress/wordpress-develop/blob/6.6/src/wp-admin/edit-tags.php#L532-L532" text:style-name="Internet_20_link" text:visited-style-name="Visited_20_Internet_20_Link"><text:span text:style-name="T6">wp-admin/edit-tags.php:532</text:span></text:a></text:p>
        </text:list-item>
        <text:list-item>
          <text:p text:style-name="P6"><text:span text:style-name="T3">hook</text:span><text:a xlink:type="simple" xlink:href="https://developer.wordpress.org/reference/hooks/add_tag_form_pre/" text:style-name="Internet_20_link" text:visited-style-name="Visited_20_Internet_20_Link"><text:span text:style-name="T4">add_tag_form_pre</text:span></text:a></text:p>
          <text:p text:style-name="P3">Fires before the Add Tag form.</text:p>
          <text:p text:style-name="P7"><text:span text:style-name="T5">Used by </text:span><text:a xlink:type="simple" xlink:href="https://developer.wordpress.org/reference/hooks/add_tag_form_pre/#used-by" text:style-name="Internet_20_link" text:visited-style-name="Visited_20_Internet_20_Link"><text:span text:style-name="T6">0 functions</text:span></text:a><text:span text:style-name="T5"> | Uses </text:span><text:a xlink:type="simple" xlink:href="https://developer.wordpress.org/reference/hooks/add_tag_form_pre/#uses" text:style-name="Internet_20_link" text:visited-style-name="Visited_20_Internet_20_Link"><text:span text:style-name="T6">0 functions</text:span></text:a><text:span text:style-name="T5"> | Source: </text:span><text:a xlink:type="simple" xlink:href="https://github.com/WordPress/wordpress-develop/blob/6.6/src/wp-admin/edit-tags.php#L414-L414" text:style-name="Internet_20_link" text:visited-style-name="Visited_20_Internet_20_Link"><text:span text:style-name="T6">wp-admin/edit-tags.php:414</text:span></text:a></text:p>
        </text:list-item>
        <text:list-item>
          <text:p text:style-name="P6"><text:span text:style-name="T3">hook</text:span><text:a xlink:type="simple" xlink:href="https://developer.wordpress.org/reference/hooks/add_term_relationship/" text:style-name="Internet_20_link" text:visited-style-name="Visited_20_Internet_20_Link"><text:span text:style-name="T4">add_term_relationship</text:span></text:a></text:p>
          <text:p text:style-name="P3">Fires immediately before an object-term relationship is added.</text:p>
          <text:p text:style-name="P7"><text:span text:style-name="T5">Used by </text:span><text:a xlink:type="simple" xlink:href="https://developer.wordpress.org/reference/hooks/add_term_relationship/#used-by" text:style-name="Internet_20_link" text:visited-style-name="Visited_20_Internet_20_Link"><text:span text:style-name="T6">1 function</text:span></text:a><text:span text:style-name="T5"> | Uses </text:span><text:a xlink:type="simple" xlink:href="https://developer.wordpress.org/reference/hooks/add_term_relationship/#uses" text:style-name="Internet_20_link" text:visited-style-name="Visited_20_Internet_20_Link"><text:span text:style-name="T6">0 functions</text:span></text:a><text:span text:style-name="T5"> | Source: </text:span><text:a xlink:type="simple" xlink:href="https://github.com/WordPress/wordpress-develop/blob/6.6/src/wp-includes/taxonomy.php#L2867-L2867" text:style-name="Internet_20_link" text:visited-style-name="Visited_20_Internet_20_Link"><text:span text:style-name="T6">wp-includes/taxonomy.php:2867</text:span></text:a></text:p>
        </text:list-item>
        <text:list-item>
          <text:p text:style-name="P6"><text:span text:style-name="T3">hook</text:span><text:a xlink:type="simple" xlink:href="https://developer.wordpress.org/reference/hooks/add_trashed_suffix_to_trashed_posts/" text:style-name="Internet_20_link" text:visited-style-name="Visited_20_Internet_20_Link"><text:span text:style-name="T4">add_trashed_suffix_to_trashed_posts</text:span></text:a></text:p>
          <text:p text:style-name="P3">Filters whether or not to add a `__trashed` suffix to trashed posts that match the name of the updated post.</text:p>
          <text:p text:style-name="P7"><text:span text:style-name="T5">Used by </text:span><text:a xlink:type="simple" xlink:href="https://developer.wordpress.org/reference/hooks/add_trashed_suffix_to_trashed_posts/#used-by" text:style-name="Internet_20_link" text:visited-style-name="Visited_20_Internet_20_Link"><text:span text:style-name="T6">1 function</text:span></text:a><text:span text:style-name="T5"> | Uses </text:span><text:a xlink:type="simple" xlink:href="https://developer.wordpress.org/reference/hooks/add_trashed_suffix_to_trashed_posts/#uses" text:style-name="Internet_20_link" text:visited-style-name="Visited_20_Internet_20_Link"><text:span text:style-name="T6">0 functions</text:span></text:a><text:span text:style-name="T5"> | Source: </text:span><text:a xlink:type="simple" xlink:href="https://github.com/WordPress/wordpress-develop/blob/6.6/src/wp-includes/post.php#L4509-L4509" text:style-name="Internet_20_link" text:visited-style-name="Visited_20_Internet_20_Link"><text:span text:style-name="T6">wp-includes/post.php:4509</text:span></text:a></text:p>
        </text:list-item>
        <text:list-item>
          <text:p text:style-name="P6"><text:span text:style-name="T3">hook</text:span><text:a xlink:type="simple" xlink:href="https://developer.wordpress.org/reference/hooks/add_user_role/" text:style-name="Internet_20_link" text:visited-style-name="Visited_20_Internet_20_Link"><text:span text:style-name="T4">add_user_role</text:span></text:a></text:p>
          <text:p text:style-name="P3">Fires immediately after the user has been given a new role.</text:p>
          <text:p text:style-name="P7"><text:span text:style-name="T5">Used by </text:span><text:a xlink:type="simple" xlink:href="https://developer.wordpress.org/reference/hooks/add_user_role/#used-by" text:style-name="Internet_20_link" text:visited-style-name="Visited_20_Internet_20_Link"><text:span text:style-name="T6">2 functions</text:span></text:a><text:span text:style-name="T5"> | Uses </text:span><text:a xlink:type="simple" xlink:href="https://developer.wordpress.org/reference/hooks/add_user_role/#uses" text:style-name="Internet_20_link" text:visited-style-name="Visited_20_Internet_20_Link"><text:span text:style-name="T6">0 functions</text:span></text:a><text:span text:style-name="T5"> | Source: </text:span><text:a xlink:type="simple" xlink:href="https://github.com/WordPress/wordpress-develop/blob/6.6/src/wp-includes/class-wp-user.php#L567-L567" text:style-name="Internet_20_link" text:visited-style-name="Visited_20_Internet_20_Link"><text:span text:style-name="T6">wp-includes/class-wp-user.php:567</text:span></text:a></text:p>
        </text:list-item>
        <text:list-item>
          <text:p text:style-name="P6"><text:span text:style-name="T3">hook</text:span><text:a xlink:type="simple" xlink:href="https://developer.wordpress.org/reference/hooks/add_user_to_blog/" text:style-name="Internet_20_link" text:visited-style-name="Visited_20_Internet_20_Link"><text:span text:style-name="T4">add_user_to_blog</text:span></text:a></text:p>
          <text:p text:style-name="P3">Fires immediately after a user is added to a site.</text:p>
          <text:p text:style-name="P7"><text:span text:style-name="T5">Used by </text:span><text:a xlink:type="simple" xlink:href="https://developer.wordpress.org/reference/hooks/add_user_to_blog/#used-by" text:style-name="Internet_20_link" text:visited-style-name="Visited_20_Internet_20_Link"><text:span text:style-name="T6">1 function</text:span></text:a><text:span text:style-name="T5"> | Uses </text:span><text:a xlink:type="simple" xlink:href="https://developer.wordpress.org/reference/hooks/add_user_to_blog/#uses" text:style-name="Internet_20_link" text:visited-style-name="Visited_20_Internet_20_Link"><text:span text:style-name="T6">0 functions</text:span></text:a><text:span text:style-name="T5"> | Source: </text:span><text:a xlink:type="simple" xlink:href="https://github.com/WordPress/wordpress-develop/blob/6.6/src/wp-includes/ms-functions.php#L202-L202" text:style-name="Internet_20_link" text:visited-style-name="Visited_20_Internet_20_Link"><text:span text:style-name="T6">wp-includes/ms-functions.php:202</text:span></text:a></text:p>
        </text:list-item>
        <text:list-item>
          <text:p text:style-name="P6"><text:span text:style-name="T3">hook</text:span><text:a xlink:type="simple" xlink:href="https://developer.wordpress.org/reference/hooks/add_meta_type_meta/" text:style-name="Internet_20_link" text:visited-style-name="Visited_20_Internet_20_Link"><text:span text:style-name="T4">add_{$meta_type}_meta</text:span></text:a></text:p>
          <text:p text:style-name="P3"><text:soft-page-break/>Fires immediately before meta of a specific type is added.</text:p>
          <text:p text:style-name="P7"><text:span text:style-name="T5">Used by </text:span><text:a xlink:type="simple" xlink:href="https://developer.wordpress.org/reference/hooks/add_meta_type_meta/#used-by" text:style-name="Internet_20_link" text:visited-style-name="Visited_20_Internet_20_Link"><text:span text:style-name="T6">1 function</text:span></text:a><text:span text:style-name="T5"> | Uses </text:span><text:a xlink:type="simple" xlink:href="https://developer.wordpress.org/reference/hooks/add_meta_type_meta/#uses" text:style-name="Internet_20_link" text:visited-style-name="Visited_20_Internet_20_Link"><text:span text:style-name="T6">0 functions</text:span></text:a><text:span text:style-name="T5"> | Source: </text:span><text:a xlink:type="simple" xlink:href="https://github.com/WordPress/wordpress-develop/blob/6.6/src/wp-includes/meta.php#L117-L117" text:style-name="Internet_20_link" text:visited-style-name="Visited_20_Internet_20_Link"><text:span text:style-name="T6">wp-includes/meta.php:117</text:span></text:a></text:p>
        </text:list-item>
        <text:list-item>
          <text:p text:style-name="P6"><text:span text:style-name="T3">hook</text:span><text:a xlink:type="simple" xlink:href="https://developer.wordpress.org/reference/hooks/add_meta_type_metadata/" text:style-name="Internet_20_link" text:visited-style-name="Visited_20_Internet_20_Link"><text:span text:style-name="T4">add_{$meta_type}_metadata</text:span></text:a></text:p>
          <text:p text:style-name="P3">Short-circuits adding metadata of a specific type.</text:p>
          <text:p text:style-name="P7"><text:span text:style-name="T5">Used by </text:span><text:a xlink:type="simple" xlink:href="https://developer.wordpress.org/reference/hooks/add_meta_type_metadata/#used-by" text:style-name="Internet_20_link" text:visited-style-name="Visited_20_Internet_20_Link"><text:span text:style-name="T6">1 function</text:span></text:a><text:span text:style-name="T5"> | Uses </text:span><text:a xlink:type="simple" xlink:href="https://developer.wordpress.org/reference/hooks/add_meta_type_metadata/#uses" text:style-name="Internet_20_link" text:visited-style-name="Visited_20_Internet_20_Link"><text:span text:style-name="T6">0 functions</text:span></text:a><text:span text:style-name="T5"> | Source: </text:span><text:a xlink:type="simple" xlink:href="https://github.com/WordPress/wordpress-develop/blob/6.6/src/wp-includes/meta.php#L80-L80" text:style-name="Internet_20_link" text:visited-style-name="Visited_20_Internet_20_Link"><text:span text:style-name="T6">wp-includes/meta.php:80</text:span></text:a></text:p>
        </text:list-item>
        <text:list-item>
          <text:p text:style-name="P6"><text:span text:style-name="T3">hook</text:span><text:a xlink:type="simple" xlink:href="https://developer.wordpress.org/reference/hooks/adminmenu/" text:style-name="Internet_20_link" text:visited-style-name="Visited_20_Internet_20_Link"><text:span text:style-name="T4">adminmenu</text:span></text:a></text:p>
          <text:p text:style-name="P3">Fires after the admin menu has been output.</text:p>
          <text:p text:style-name="P7"><text:span text:style-name="T5">Used by </text:span><text:a xlink:type="simple" xlink:href="https://developer.wordpress.org/reference/hooks/adminmenu/#used-by" text:style-name="Internet_20_link" text:visited-style-name="Visited_20_Internet_20_Link"><text:span text:style-name="T6">0 functions</text:span></text:a><text:span text:style-name="T5"> | Uses </text:span><text:a xlink:type="simple" xlink:href="https://developer.wordpress.org/reference/hooks/adminmenu/#uses" text:style-name="Internet_20_link" text:visited-style-name="Visited_20_Internet_20_Link"><text:span text:style-name="T6">0 functions</text:span></text:a><text:span text:style-name="T5"> | Source: </text:span><text:a xlink:type="simple" xlink:href="https://github.com/WordPress/wordpress-develop/blob/6.6/src/wp-admin/menu-header.php#L304-L304" text:style-name="Internet_20_link" text:visited-style-name="Visited_20_Internet_20_Link"><text:span text:style-name="T6">wp-admin/menu-header.php:304</text:span></text:a></text:p>
        </text:list-item>
        <text:list-item>
          <text:p text:style-name="P6"><text:span text:style-name="T3">hook</text:span><text:a xlink:type="simple" xlink:href="https://developer.wordpress.org/reference/hooks/admin_action_action/" text:style-name="Internet_20_link" text:visited-style-name="Visited_20_Internet_20_Link"><text:span text:style-name="T4">admin_action_{$action}</text:span></text:a></text:p>
          <text:p text:style-name="P3">Fires when an ‘action’ request variable is sent.</text:p>
          <text:p text:style-name="P7"><text:span text:style-name="T5">Used by </text:span><text:a xlink:type="simple" xlink:href="https://developer.wordpress.org/reference/hooks/admin_action_action/#used-by" text:style-name="Internet_20_link" text:visited-style-name="Visited_20_Internet_20_Link"><text:span text:style-name="T6">0 functions</text:span></text:a><text:span text:style-name="T5"> | Uses </text:span><text:a xlink:type="simple" xlink:href="https://developer.wordpress.org/reference/hooks/admin_action_action/#uses" text:style-name="Internet_20_link" text:visited-style-name="Visited_20_Internet_20_Link"><text:span text:style-name="T6">0 functions</text:span></text:a><text:span text:style-name="T5"> | Source: </text:span><text:a xlink:type="simple" xlink:href="https://github.com/WordPress/wordpress-develop/blob/6.6/src/wp-admin/admin.php#L419-L419" text:style-name="Internet_20_link" text:visited-style-name="Visited_20_Internet_20_Link"><text:span text:style-name="T6">wp-admin/admin.php:419</text:span></text:a></text:p>
        </text:list-item>
        <text:list-item>
          <text:p text:style-name="P6"><text:span text:style-name="T3">hook</text:span><text:a xlink:type="simple" xlink:href="https://developer.wordpress.org/reference/hooks/admin_action__requestaction/" text:style-name="Internet_20_link" text:visited-style-name="Visited_20_Internet_20_Link"><text:span text:style-name="T4">admin_action_{$_REQUEST[‘action’]}</text:span></text:a></text:p>
          <text:p text:style-name="P3">Fires when an ‘action’ request variable is sent.</text:p>
          <text:p text:style-name="P7"><text:span text:style-name="T5">Used by </text:span><text:a xlink:type="simple" xlink:href="https://developer.wordpress.org/reference/hooks/admin_action__requestaction/#used-by" text:style-name="Internet_20_link" text:visited-style-name="Visited_20_Internet_20_Link"><text:span text:style-name="T6">0 functions</text:span></text:a><text:span text:style-name="T5"> | Uses </text:span><text:a xlink:type="simple" xlink:href="https://developer.wordpress.org/reference/hooks/admin_action__requestaction/#uses" text:style-name="Internet_20_link" text:visited-style-name="Visited_20_Internet_20_Link"><text:span text:style-name="T6">0 functions</text:span></text:a><text:span text:style-name="T5"> | Source: </text:span><text:a xlink:type="simple" xlink:href="https://github.com/WordPress/wordpress-develop/blob/6.6/src/wp-admin/admin.php#L362-L362" text:style-name="Internet_20_link" text:visited-style-name="Visited_20_Internet_20_Link"><text:span text:style-name="T6">wp-admin/admin.php:362</text:span></text:a></text:p>
        </text:list-item>
        <text:list-item>
          <text:p text:style-name="P6"><text:span text:style-name="T3">hook</text:span><text:a xlink:type="simple" xlink:href="https://developer.wordpress.org/reference/hooks/admin_bar_init/" text:style-name="Internet_20_link" text:visited-style-name="Visited_20_Internet_20_Link"><text:span text:style-name="T4">admin_bar_init</text:span></text:a></text:p>
          <text:p text:style-name="P3">Fires after WP_Admin_Bar is initialized.</text:p>
          <text:p text:style-name="P7"><text:span text:style-name="T5">Used by </text:span><text:a xlink:type="simple" xlink:href="https://developer.wordpress.org/reference/hooks/admin_bar_init/#used-by" text:style-name="Internet_20_link" text:visited-style-name="Visited_20_Internet_20_Link"><text:span text:style-name="T6">1 function</text:span></text:a><text:span text:style-name="T5"> | Uses </text:span><text:a xlink:type="simple" xlink:href="https://developer.wordpress.org/reference/hooks/admin_bar_init/#uses" text:style-name="Internet_20_link" text:visited-style-name="Visited_20_Internet_20_Link"><text:span text:style-name="T6">0 functions</text:span></text:a><text:span text:style-name="T5"> | Source: </text:span><text:a xlink:type="simple" xlink:href="https://github.com/WordPress/wordpress-develop/blob/6.6/src/wp-includes/class-wp-admin-bar.php#L80-L80" text:style-name="Internet_20_link" text:visited-style-name="Visited_20_Internet_20_Link"><text:span text:style-name="T6">wp-includes/class-wp-admin-bar.php:80</text:span></text:a></text:p>
        </text:list-item>
        <text:list-item>
          <text:p text:style-name="P6"><text:span text:style-name="T3">hook</text:span><text:a xlink:type="simple" xlink:href="https://developer.wordpress.org/reference/hooks/admin_bar_menu/" text:style-name="Internet_20_link" text:visited-style-name="Visited_20_Internet_20_Link"><text:span text:style-name="T4">admin_bar_menu</text:span></text:a></text:p>
          <text:p text:style-name="P3">Loads all necessary admin bar items.</text:p>
          <text:p text:style-name="P7"><text:span text:style-name="T5">Used by </text:span><text:a xlink:type="simple" xlink:href="https://developer.wordpress.org/reference/hooks/admin_bar_menu/#used-by" text:style-name="Internet_20_link" text:visited-style-name="Visited_20_Internet_20_Link"><text:span text:style-name="T6">1 function</text:span></text:a><text:span text:style-name="T5"> | Uses </text:span><text:a xlink:type="simple" xlink:href="https://developer.wordpress.org/reference/hooks/admin_bar_menu/#uses" text:style-name="Internet_20_link" text:visited-style-name="Visited_20_Internet_20_Link"><text:span text:style-name="T6">0 functions</text:span></text:a><text:span text:style-name="T5"> | Source: </text:span><text:a xlink:type="simple" xlink:href="https://github.com/WordPress/wordpress-develop/blob/6.6/src/wp-includes/admin-bar.php#L95-L95" text:style-name="Internet_20_link" text:visited-style-name="Visited_20_Internet_20_Link"><text:span text:style-name="T6">wp-includes/admin-bar.php:95</text:span></text:a></text:p>
        </text:list-item>
        <text:list-item>
          <text:p text:style-name="P6"><text:span text:style-name="T3">hook</text:span><text:a xlink:type="simple" xlink:href="https://developer.wordpress.org/reference/hooks/admin_body_class/" text:style-name="Internet_20_link" text:visited-style-name="Visited_20_Internet_20_Link"><text:span text:style-name="T4">admin_body_class</text:span></text:a></text:p>
          <text:p text:style-name="P3">Filters the CSS classes for the body tag in the admin.</text:p>
          <text:p text:style-name="P7"><text:span text:style-name="T5">Used by </text:span><text:a xlink:type="simple" xlink:href="https://developer.wordpress.org/reference/hooks/admin_body_class/#used-by" text:style-name="Internet_20_link" text:visited-style-name="Visited_20_Internet_20_Link"><text:span text:style-name="T6">1 function</text:span></text:a><text:span text:style-name="T5"> | Uses </text:span><text:a xlink:type="simple" xlink:href="https://developer.wordpress.org/reference/hooks/admin_body_class/#uses" text:style-name="Internet_20_link" text:visited-style-name="Visited_20_Internet_20_Link"><text:span text:style-name="T6">0 functions</text:span></text:a><text:span text:style-name="T5"> | Source: </text:span><text:a xlink:type="simple" xlink:href="https://github.com/WordPress/wordpress-develop/blob/6.6/src/wp-admin/admin-header.php#L242-L242" text:style-name="Internet_20_link" text:visited-style-name="Visited_20_Internet_20_Link"><text:span text:style-name="T6">wp-admin/admin-header.php:242</text:span></text:a></text:p>
        </text:list-item>
        <text:list-item>
          <text:p text:style-name="P6"><text:span text:style-name="T3">hook</text:span><text:a xlink:type="simple" xlink:href="https://developer.wordpress.org/reference/hooks/admin_color_scheme_picker/" text:style-name="Internet_20_link" text:visited-style-name="Visited_20_Internet_20_Link"><text:span text:style-name="T4">admin_color_scheme_picker</text:span></text:a></text:p>
          <text:p text:style-name="P3">Fires in the ‘Admin Color Scheme’ section of the user editing screen.</text:p>
          <text:p text:style-name="P7"><text:span text:style-name="T5">Used by </text:span><text:a xlink:type="simple" xlink:href="https://developer.wordpress.org/reference/hooks/admin_color_scheme_picker/#used-by" text:style-name="Internet_20_link" text:visited-style-name="Visited_20_Internet_20_Link"><text:span text:style-name="T6">0 functions</text:span></text:a><text:span text:style-name="T5"> | Uses </text:span><text:a xlink:type="simple" xlink:href="https://developer.wordpress.org/reference/hooks/admin_color_scheme_picker/#uses" text:style-name="Internet_20_link" text:visited-style-name="Visited_20_Internet_20_Link"><text:span text:style-name="T6">0 functions</text:span></text:a><text:span text:style-name="T5"> | Source: </text:span><text:a xlink:type="simple" xlink:href="https://github.com/WordPress/wordpress-develop/blob/6.6/src/wp-admin/user-edit.php#L345-L345" text:style-name="Internet_20_link" text:visited-style-name="Visited_20_Internet_20_Link"><text:span text:style-name="T6">wp-admin/user-edit.php:345</text:span></text:a></text:p>
        </text:list-item>
        <text:list-item>
          <text:p text:style-name="P6"><text:span text:style-name="T3">hook</text:span><text:a xlink:type="simple" xlink:href="https://developer.wordpress.org/reference/hooks/admin_comment_types_dropdown/" text:style-name="Internet_20_link" text:visited-style-name="Visited_20_Internet_20_Link"><text:span text:style-name="T4">admin_comment_types_dropdown</text:span></text:a></text:p>
          <text:p text:style-name="P3">Filters the comment types shown in the drop-down menu on the Comments list table.</text:p>
          <text:p text:style-name="P7"><text:span text:style-name="T5">Used by </text:span><text:a xlink:type="simple" xlink:href="https://developer.wordpress.org/reference/hooks/admin_comment_types_dropdown/#used-by" text:style-name="Internet_20_link" text:visited-style-name="Visited_20_Internet_20_Link"><text:span text:style-name="T6">1 function</text:span></text:a><text:span text:style-name="T5"> | Uses </text:span><text:a xlink:type="simple" xlink:href="https://developer.wordpress.org/reference/hooks/admin_comment_types_dropdown/#uses" text:style-name="Internet_20_link" text:visited-style-name="Visited_20_Internet_20_Link"><text:span text:style-name="T6">0 functions</text:span></text:a><text:span text:style-name="T5"> | Source: </text:span><text:a xlink:type="simple" xlink:href="https://github.com/WordPress/wordpress-develop/blob/6.6/src/wp-admin/includes/class-wp-comments-list-table.php#L501-L507" text:style-name="Internet_20_link" text:visited-style-name="Visited_20_Internet_20_Link"><text:span text:style-name="T6">wp-admin/includes/class-wp-comments-list-table.php:501</text:span></text:a></text:p>
        </text:list-item>
        <text:list-item>
          <text:p text:style-name="P6"><text:soft-page-break/><text:span text:style-name="T3">hook</text:span><text:a xlink:type="simple" xlink:href="https://developer.wordpress.org/reference/hooks/admin_email_check_interval/" text:style-name="Internet_20_link" text:visited-style-name="Visited_20_Internet_20_Link"><text:span text:style-name="T4">admin_email_check_interval</text:span></text:a></text:p>
          <text:p text:style-name="P3">Filters the interval for redirecting the user to the admin email confirmation screen.</text:p>
          <text:p text:style-name="P7"><text:span text:style-name="T5">Used by </text:span><text:a xlink:type="simple" xlink:href="https://developer.wordpress.org/reference/hooks/admin_email_check_interval/#used-by" text:style-name="Internet_20_link" text:visited-style-name="Visited_20_Internet_20_Link"><text:span text:style-name="T6">0 functions</text:span></text:a><text:span text:style-name="T5"> | Uses </text:span><text:a xlink:type="simple" xlink:href="https://developer.wordpress.org/reference/hooks/admin_email_check_interval/#uses" text:style-name="Internet_20_link" text:visited-style-name="Visited_20_Internet_20_Link"><text:span text:style-name="T6">0 functions</text:span></text:a><text:span text:style-name="T5"> | Source: </text:span><text:a xlink:type="simple" xlink:href="https://github.com/WordPress/wordpress-develop/blob/6.6/src/wp-login.php#L645-L645" text:style-name="Internet_20_link" text:visited-style-name="Visited_20_Internet_20_Link"><text:span text:style-name="T6">wp-login.php:645</text:span></text:a></text:p>
        </text:list-item>
        <text:list-item>
          <text:p text:style-name="P6"><text:span text:style-name="T3">hook</text:span><text:a xlink:type="simple" xlink:href="https://developer.wordpress.org/reference/hooks/admin_email_confirm/" text:style-name="Internet_20_link" text:visited-style-name="Visited_20_Internet_20_Link"><text:span text:style-name="T4">admin_email_confirm</text:span></text:a></text:p>
          <text:p text:style-name="P3">Fires before the admin email confirm form.</text:p>
          <text:p text:style-name="P7"><text:span text:style-name="T5">Used by </text:span><text:a xlink:type="simple" xlink:href="https://developer.wordpress.org/reference/hooks/admin_email_confirm/#used-by" text:style-name="Internet_20_link" text:visited-style-name="Visited_20_Internet_20_Link"><text:span text:style-name="T6">0 functions</text:span></text:a><text:span text:style-name="T5"> | Uses </text:span><text:a xlink:type="simple" xlink:href="https://developer.wordpress.org/reference/hooks/admin_email_confirm/#uses" text:style-name="Internet_20_link" text:visited-style-name="Visited_20_Internet_20_Link"><text:span text:style-name="T6">0 functions</text:span></text:a><text:span text:style-name="T5"> | Source: </text:span><text:a xlink:type="simple" xlink:href="https://github.com/WordPress/wordpress-develop/blob/6.6/src/wp-login.php#L665-L665" text:style-name="Internet_20_link" text:visited-style-name="Visited_20_Internet_20_Link"><text:span text:style-name="T6">wp-login.php:665</text:span></text:a></text:p>
        </text:list-item>
        <text:list-item>
          <text:p text:style-name="P6"><text:span text:style-name="T3">hook</text:span><text:a xlink:type="simple" xlink:href="https://developer.wordpress.org/reference/hooks/admin_email_confirm_form/" text:style-name="Internet_20_link" text:visited-style-name="Visited_20_Internet_20_Link"><text:span text:style-name="T4">admin_email_confirm_form</text:span></text:a></text:p>
          <text:p text:style-name="P3">Fires inside the admin-email-confirm-form form tags, before the hidden fields.</text:p>
          <text:p text:style-name="P7"><text:span text:style-name="T5">Used by </text:span><text:a xlink:type="simple" xlink:href="https://developer.wordpress.org/reference/hooks/admin_email_confirm_form/#used-by" text:style-name="Internet_20_link" text:visited-style-name="Visited_20_Internet_20_Link"><text:span text:style-name="T6">0 functions</text:span></text:a><text:span text:style-name="T5"> | Uses </text:span><text:a xlink:type="simple" xlink:href="https://developer.wordpress.org/reference/hooks/admin_email_confirm_form/#uses" text:style-name="Internet_20_link" text:visited-style-name="Visited_20_Internet_20_Link"><text:span text:style-name="T6">0 functions</text:span></text:a><text:span text:style-name="T5"> | Source: </text:span><text:a xlink:type="simple" xlink:href="https://github.com/WordPress/wordpress-develop/blob/6.6/src/wp-login.php#L676-L676" text:style-name="Internet_20_link" text:visited-style-name="Visited_20_Internet_20_Link"><text:span text:style-name="T6">wp-login.php:676</text:span></text:a></text:p>
        </text:list-item>
        <text:list-item>
          <text:p text:style-name="P6"><text:span text:style-name="T3">hook</text:span><text:a xlink:type="simple" xlink:href="https://developer.wordpress.org/reference/hooks/admin_email_remind_interval/" text:style-name="Internet_20_link" text:visited-style-name="Visited_20_Internet_20_Link"><text:span text:style-name="T4">admin_email_remind_interval</text:span></text:a></text:p>
          <text:p text:style-name="P3">Filters the interval for dismissing the admin email confirmation screen.</text:p>
          <text:p text:style-name="P7"><text:span text:style-name="T5">Used by </text:span><text:a xlink:type="simple" xlink:href="https://developer.wordpress.org/reference/hooks/admin_email_remind_interval/#used-by" text:style-name="Internet_20_link" text:visited-style-name="Visited_20_Internet_20_Link"><text:span text:style-name="T6">0 functions</text:span></text:a><text:span text:style-name="T5"> | Uses </text:span><text:a xlink:type="simple" xlink:href="https://developer.wordpress.org/reference/hooks/admin_email_remind_interval/#uses" text:style-name="Internet_20_link" text:visited-style-name="Visited_20_Internet_20_Link"><text:span text:style-name="T6">0 functions</text:span></text:a><text:span text:style-name="T5"> | Source: </text:span><text:a xlink:type="simple" xlink:href="https://github.com/WordPress/wordpress-develop/blob/6.6/src/wp-login.php#L613-L613" text:style-name="Internet_20_link" text:visited-style-name="Visited_20_Internet_20_Link"><text:span text:style-name="T6">wp-login.php:613</text:span></text:a></text:p>
        </text:list-item>
        <text:list-item>
          <text:p text:style-name="P6"><text:span text:style-name="T3">hook</text:span><text:a xlink:type="simple" xlink:href="https://developer.wordpress.org/reference/hooks/admin_enqueue_scripts/" text:style-name="Internet_20_link" text:visited-style-name="Visited_20_Internet_20_Link"><text:span text:style-name="T4">admin_enqueue_scripts</text:span></text:a></text:p>
          <text:p text:style-name="P3">Fires when enqueuing scripts for all admin pages.</text:p>
          <text:p text:style-name="P7"><text:span text:style-name="T5">Used by </text:span><text:a xlink:type="simple" xlink:href="https://developer.wordpress.org/reference/hooks/admin_enqueue_scripts/#used-by" text:style-name="Internet_20_link" text:visited-style-name="Visited_20_Internet_20_Link"><text:span text:style-name="T6">3 functions</text:span></text:a><text:span text:style-name="T5"> | Uses </text:span><text:a xlink:type="simple" xlink:href="https://developer.wordpress.org/reference/hooks/admin_enqueue_scripts/#uses" text:style-name="Internet_20_link" text:visited-style-name="Visited_20_Internet_20_Link"><text:span text:style-name="T6">0 functions</text:span></text:a><text:span text:style-name="T5"> | Source: </text:span><text:a xlink:type="simple" xlink:href="https://github.com/WordPress/wordpress-develop/blob/6.6/src/wp-admin/admin-header.php#L118-L118" text:style-name="Internet_20_link" text:visited-style-name="Visited_20_Internet_20_Link"><text:span text:style-name="T6">wp-admin/admin-header.php:118</text:span></text:a></text:p>
        </text:list-item>
        <text:list-item>
          <text:p text:style-name="P6"><text:span text:style-name="T3">hook</text:span><text:a xlink:type="simple" xlink:href="https://developer.wordpress.org/reference/hooks/admin_footer/" text:style-name="Internet_20_link" text:visited-style-name="Visited_20_Internet_20_Link"><text:span text:style-name="T4">admin_footer</text:span></text:a></text:p>
          <text:p text:style-name="P3">Prints scripts or data before the default footer scripts.</text:p>
          <text:p text:style-name="P7"><text:span text:style-name="T5">Used by </text:span><text:a xlink:type="simple" xlink:href="https://developer.wordpress.org/reference/hooks/admin_footer/#used-by" text:style-name="Internet_20_link" text:visited-style-name="Visited_20_Internet_20_Link"><text:span text:style-name="T6">1 function</text:span></text:a><text:span text:style-name="T5"> | Uses </text:span><text:a xlink:type="simple" xlink:href="https://developer.wordpress.org/reference/hooks/admin_footer/#uses" text:style-name="Internet_20_link" text:visited-style-name="Visited_20_Internet_20_Link"><text:span text:style-name="T6">0 functions</text:span></text:a><text:span text:style-name="T5"> | Source: </text:span><text:a xlink:type="simple" xlink:href="https://github.com/WordPress/wordpress-develop/blob/6.6/src/wp-admin/admin-footer.php#L78-L78" text:style-name="Internet_20_link" text:visited-style-name="Visited_20_Internet_20_Link"><text:span text:style-name="T6">wp-admin/admin-footer.php:78</text:span></text:a></text:p>
        </text:list-item>
        <text:list-item>
          <text:p text:style-name="P6"><text:span text:style-name="T3">hook</text:span><text:a xlink:type="simple" xlink:href="https://developer.wordpress.org/reference/hooks/admin_footer-globalshook_suffix/" text:style-name="Internet_20_link" text:visited-style-name="Visited_20_Internet_20_Link"><text:span text:style-name="T4">admin_footer-{$GLOBALS[‘hook_suffix’]}</text:span></text:a></text:p>
          <text:p text:style-name="P3">Print scripts or data after the default footer scripts.</text:p>
          <text:p text:style-name="P7"><text:span text:style-name="T5">Used by </text:span><text:a xlink:type="simple" xlink:href="https://developer.wordpress.org/reference/hooks/admin_footer-globalshook_suffix/#used-by" text:style-name="Internet_20_link" text:visited-style-name="Visited_20_Internet_20_Link"><text:span text:style-name="T6">0 functions</text:span></text:a><text:span text:style-name="T5"> | Uses </text:span><text:a xlink:type="simple" xlink:href="https://developer.wordpress.org/reference/hooks/admin_footer-globalshook_suffix/#uses" text:style-name="Internet_20_link" text:visited-style-name="Visited_20_Internet_20_Link"><text:span text:style-name="T6">0 functions</text:span></text:a><text:span text:style-name="T5"> | Source: </text:span><text:a xlink:type="simple" xlink:href="https://github.com/WordPress/wordpress-develop/blob/6.6/src/wp-admin/admin-footer.php#L87-L87" text:style-name="Internet_20_link" text:visited-style-name="Visited_20_Internet_20_Link"><text:span text:style-name="T6">wp-admin/admin-footer.php:87</text:span></text:a></text:p>
        </text:list-item>
        <text:list-item>
          <text:p text:style-name="P6"><text:span text:style-name="T3">hook</text:span><text:a xlink:type="simple" xlink:href="https://developer.wordpress.org/reference/hooks/admin_footer-hook_suffix/" text:style-name="Internet_20_link" text:visited-style-name="Visited_20_Internet_20_Link"><text:span text:style-name="T4">admin_footer-{$hook_suffix}</text:span></text:a></text:p>
          <text:p text:style-name="P3">Prints scripts or data after the default footer scripts.</text:p>
          <text:p text:style-name="P7"><text:span text:style-name="T5">Used by </text:span><text:a xlink:type="simple" xlink:href="https://developer.wordpress.org/reference/hooks/admin_footer-hook_suffix/#used-by" text:style-name="Internet_20_link" text:visited-style-name="Visited_20_Internet_20_Link"><text:span text:style-name="T6">0 functions</text:span></text:a><text:span text:style-name="T5"> | Uses </text:span><text:a xlink:type="simple" xlink:href="https://developer.wordpress.org/reference/hooks/admin_footer-hook_suffix/#uses" text:style-name="Internet_20_link" text:visited-style-name="Visited_20_Internet_20_Link"><text:span text:style-name="T6">0 functions</text:span></text:a><text:span text:style-name="T5"> | Source: </text:span><text:a xlink:type="simple" xlink:href="https://github.com/WordPress/wordpress-develop/blob/6.6/src/wp-admin/admin-footer.php#L105-L105" text:style-name="Internet_20_link" text:visited-style-name="Visited_20_Internet_20_Link"><text:span text:style-name="T6">wp-admin/admin-footer.php:105</text:span></text:a></text:p>
        </text:list-item>
        <text:list-item>
          <text:p text:style-name="P6"><text:span text:style-name="T3">hook</text:span><text:a xlink:type="simple" xlink:href="https://developer.wordpress.org/reference/hooks/admin_footer_text/" text:style-name="Internet_20_link" text:visited-style-name="Visited_20_Internet_20_Link"><text:span text:style-name="T4">admin_footer_text</text:span></text:a></text:p>
          <text:p text:style-name="P3">Filters the “Thank you” text displayed in the admin footer.</text:p>
          <text:p text:style-name="P7"><text:span text:style-name="T5">Used by </text:span><text:a xlink:type="simple" xlink:href="https://developer.wordpress.org/reference/hooks/admin_footer_text/#used-by" text:style-name="Internet_20_link" text:visited-style-name="Visited_20_Internet_20_Link"><text:span text:style-name="T6">0 functions</text:span></text:a><text:span text:style-name="T5"> | Uses </text:span><text:a xlink:type="simple" xlink:href="https://developer.wordpress.org/reference/hooks/admin_footer_text/#uses" text:style-name="Internet_20_link" text:visited-style-name="Visited_20_Internet_20_Link"><text:span text:style-name="T6">0 functions</text:span></text:a><text:span text:style-name="T5"> | Source: </text:span><text:a xlink:type="simple" xlink:href="https://github.com/WordPress/wordpress-develop/blob/6.6/src/wp-admin/admin-footer.php#L48-L48" text:style-name="Internet_20_link" text:visited-style-name="Visited_20_Internet_20_Link"><text:span text:style-name="T6">wp-admin/admin-footer.php:48</text:span></text:a></text:p>
        </text:list-item>
        <text:list-item>
          <text:p text:style-name="P6"><text:span text:style-name="T3">hook</text:span><text:a xlink:type="simple" xlink:href="https://developer.wordpress.org/reference/hooks/admin_head/" text:style-name="Internet_20_link" text:visited-style-name="Visited_20_Internet_20_Link"><text:span text:style-name="T4">admin_head</text:span></text:a></text:p>
          <text:p text:style-name="P3">Fires in head section for all admin pages.</text:p>
          <text:p text:style-name="P7"><text:span text:style-name="T5">Used by </text:span><text:a xlink:type="simple" xlink:href="https://developer.wordpress.org/reference/hooks/admin_head/#used-by" text:style-name="Internet_20_link" text:visited-style-name="Visited_20_Internet_20_Link"><text:span text:style-name="T6">2 functions</text:span></text:a><text:span text:style-name="T5"> | Uses </text:span><text:a xlink:type="simple" xlink:href="https://developer.wordpress.org/reference/hooks/admin_head/#uses" text:style-name="Internet_20_link" text:visited-style-name="Visited_20_Internet_20_Link"><text:span text:style-name="T6">0 functions</text:span></text:a><text:span text:style-name="T5"> | Source: </text:span><text:a xlink:type="simple" xlink:href="https://github.com/WordPress/wordpress-develop/blob/6.6/src/wp-admin/admin-header.php#L163-L163" text:style-name="Internet_20_link" text:visited-style-name="Visited_20_Internet_20_Link"><text:span text:style-name="T6">wp-admin/admin-header.php:163</text:span></text:a></text:p>
        </text:list-item>
        <text:list-item>
          <text:p text:style-name="P6"><text:soft-page-break/><text:span text:style-name="T3">hook</text:span><text:a xlink:type="simple" xlink:href="https://developer.wordpress.org/reference/hooks/admin_head-media-upload-popup/" text:style-name="Internet_20_link" text:visited-style-name="Visited_20_Internet_20_Link"><text:span text:style-name="T4">admin_head-media-upload-popup</text:span></text:a></text:p>
          <text:p text:style-name="P3">Fires when scripts enqueued for the admin header for the legacy (pre-3.5.0) media upload popup are printed.</text:p>
          <text:p text:style-name="P7"><text:span text:style-name="T5">Used by </text:span><text:a xlink:type="simple" xlink:href="https://developer.wordpress.org/reference/hooks/admin_head-media-upload-popup/#used-by" text:style-name="Internet_20_link" text:visited-style-name="Visited_20_Internet_20_Link"><text:span text:style-name="T6">1 function</text:span></text:a><text:span text:style-name="T5"> | Uses </text:span><text:a xlink:type="simple" xlink:href="https://developer.wordpress.org/reference/hooks/admin_head-media-upload-popup/#uses" text:style-name="Internet_20_link" text:visited-style-name="Visited_20_Internet_20_Link"><text:span text:style-name="T6">0 functions</text:span></text:a><text:span text:style-name="T5"> | Source: </text:span><text:a xlink:type="simple" xlink:href="https://github.com/WordPress/wordpress-develop/blob/6.6/src/wp-admin/includes/media.php#L588-L588" text:style-name="Internet_20_link" text:visited-style-name="Visited_20_Internet_20_Link"><text:span text:style-name="T6">wp-admin/includes/media.php:588</text:span></text:a></text:p>
        </text:list-item>
        <text:list-item>
          <text:p text:style-name="P6"><text:span text:style-name="T3">hook</text:span><text:a xlink:type="simple" xlink:href="https://developer.wordpress.org/reference/hooks/admin_head-hook_suffix/" text:style-name="Internet_20_link" text:visited-style-name="Visited_20_Internet_20_Link"><text:span text:style-name="T4">admin_head-{$hook_suffix}</text:span></text:a></text:p>
          <text:p text:style-name="P3">Fires in head section for a specific admin page.</text:p>
          <text:p text:style-name="P7"><text:span text:style-name="T5">Used by </text:span><text:a xlink:type="simple" xlink:href="https://developer.wordpress.org/reference/hooks/admin_head-hook_suffix/#used-by" text:style-name="Internet_20_link" text:visited-style-name="Visited_20_Internet_20_Link"><text:span text:style-name="T6">1 function</text:span></text:a><text:span text:style-name="T5"> | Uses </text:span><text:a xlink:type="simple" xlink:href="https://developer.wordpress.org/reference/hooks/admin_head-hook_suffix/#uses" text:style-name="Internet_20_link" text:visited-style-name="Visited_20_Internet_20_Link"><text:span text:style-name="T6">0 functions</text:span></text:a><text:span text:style-name="T5"> | Source: </text:span><text:a xlink:type="simple" xlink:href="https://github.com/WordPress/wordpress-develop/blob/6.6/src/wp-admin/admin-header.php#L156-L156" text:style-name="Internet_20_link" text:visited-style-name="Visited_20_Internet_20_Link"><text:span text:style-name="T6">wp-admin/admin-header.php:156</text:span></text:a></text:p>
        </text:list-item>
        <text:list-item>
          <text:p text:style-name="P6"><text:span text:style-name="T3">hook</text:span><text:a xlink:type="simple" xlink:href="https://developer.wordpress.org/reference/hooks/admin_head_content_func/" text:style-name="Internet_20_link" text:visited-style-name="Visited_20_Internet_20_Link"><text:span text:style-name="T4">admin_head_{$content_func}</text:span></text:a></text:p>
          <text:p text:style-name="P3">Fires in the admin header for each specific form tab in the legacy (pre-3.5.0) media upload popup.</text:p>
          <text:p text:style-name="P7"><text:span text:style-name="T5">Used by </text:span><text:a xlink:type="simple" xlink:href="https://developer.wordpress.org/reference/hooks/admin_head_content_func/#used-by" text:style-name="Internet_20_link" text:visited-style-name="Visited_20_Internet_20_Link"><text:span text:style-name="T6">1 function</text:span></text:a><text:span text:style-name="T5"> | Uses </text:span><text:a xlink:type="simple" xlink:href="https://developer.wordpress.org/reference/hooks/admin_head_content_func/#uses" text:style-name="Internet_20_link" text:visited-style-name="Visited_20_Internet_20_Link"><text:span text:style-name="T6">0 functions</text:span></text:a><text:span text:style-name="T5"> | Source: </text:span><text:a xlink:type="simple" xlink:href="https://github.com/WordPress/wordpress-develop/blob/6.6/src/wp-admin/includes/media.php#L603-L603" text:style-name="Internet_20_link" text:visited-style-name="Visited_20_Internet_20_Link"><text:span text:style-name="T6">wp-admin/includes/media.php:603</text:span></text:a></text:p>
        </text:list-item>
      </text:list>
      <text:p text:style-name="P8"><text:a xlink:type="simple" xlink:href="https://developer.wordpress.org/reference/hooks/" text:style-name="Internet_20_link" text:visited-style-name="Visited_20_Internet_20_Link"><text:span text:style-name="T2">Previous Page</text:span></text:a></text:p>
      <text:p text:style-name="P8"><text:a xlink:type="simple" xlink:href="https://developer.wordpress.org/reference/hooks/" text:style-name="Internet_20_link" text:visited-style-name="Visited_20_Internet_20_Link"><text:span text:style-name="T2">1</text:span></text:a><text:span text:style-name="T7">2</text:span><text:a xlink:type="simple" xlink:href="https://developer.wordpress.org/reference/hooks/page/3/" text:style-name="Internet_20_link" text:visited-style-name="Visited_20_Internet_20_Link">3</text:a><text:a xlink:type="simple" xlink:href="https://developer.wordpress.org/reference/hooks/page/4/" text:style-name="Internet_20_link" text:visited-style-name="Visited_20_Internet_20_Link">4</text:a><text:span text:style-name="T1">…</text:span><text:a xlink:type="simple" xlink:href="https://developer.wordpress.org/reference/hooks/page/49/" text:style-name="Internet_20_link" text:visited-style-name="Visited_20_Internet_20_Link"><text:span text:style-name="T2">49</text:span></text:a></text:p>
      <text:p text:style-name="P8"><text:a xlink:type="simple" xlink:href="https://developer.wordpress.org/reference/hooks/page/3/" text:style-name="Internet_20_link" text:visited-style-name="Visited_20_Internet_20_Link"><text:span text:style-name="T2">Next Page</text:span></text:a></text:p>
      <text:p text:style-name="P8"><text:span text:style-name="T2"/></text:p>
      <text:p text:style-name="P8"><text:a xlink:type="simple" xlink:href="https://developer.wordpress.org/reference/hooks/page/2/" text:style-name="Internet_20_link" text:visited-style-name="Visited_20_Internet_20_Link"><text:span text:style-name="T2">https://developer.wordpress.org/reference/hooks/page/2/</text:span></text:a></text:p>
      <text:p text:style-name="P8"><text:span text:style-name="T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Inter" svg:font-family="Inter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var wp--preset--font-family--eb-garamond" svg:font-family="'var wp--preset--font-family--eb-garamond'"/>
    <style:font-face style:name="var wp--preset--font-family--inter" svg:font-family="'var wp--preset--font-family--inter'"/>
    <style:font-face style:name="var wp--preset--font-family--monospace" svg:font-family="'var wp--preset--font-family--monospace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31T16:43:01.622487017</meta:creation-date>
    <dc:date>2024-07-31T16:43:38.811090760</dc:date>
    <meta:editing-duration>PT37S</meta:editing-duration>
    <meta:editing-cycles>1</meta:editing-cycles>
    <meta:document-statistic meta:table-count="0" meta:image-count="0" meta:object-count="0" meta:page-count="7" meta:paragraph-count="185" meta:word-count="1465" meta:character-count="9619" meta:non-whitespace-character-count="8518"/>
    <meta:generator>LibreOffice/7.4.7.2$Linux_X86_64 LibreOffice_project/40$Build-2</meta:generator>
  </office:meta>
</office:document-meta>
</file>